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SansSerif" svg:font-family="MicrosoftSansSerif" style:font-family-generic="swiss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14mm"/>
    </style:style>
    <style:style style:name="co2" style:family="table-column">
      <style:table-column-properties fo:break-before="auto" style:column-width="55.84mm"/>
    </style:style>
    <style:style style:name="co3" style:family="table-column">
      <style:table-column-properties fo:break-before="auto" style:column-width="178.5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9.25mm"/>
    </style:style>
    <style:style style:name="co14" style:family="table-column">
      <style:table-column-properties fo:break-before="auto" style:column-width="64.4mm"/>
    </style:style>
    <style:style style:name="co15" style:family="table-column">
      <style:table-column-properties fo:break-before="auto" style:column-width="122.47mm"/>
    </style:style>
    <style:style style:name="co16" style:family="table-column">
      <style:table-column-properties fo:break-before="auto" style:column-width="31.79mm"/>
    </style:style>
    <style:style style:name="co17" style:family="table-column">
      <style:table-column-properties fo:break-before="auto" style:column-width="42.84mm"/>
    </style:style>
    <style:style style:name="co18" style:family="table-column">
      <style:table-column-properties fo:break-before="auto" style:column-width="36.48mm"/>
    </style:style>
    <style:style style:name="co19" style:family="table-column">
      <style:table-column-properties fo:break-before="auto" style:column-width="38.42mm"/>
    </style:style>
    <style:style style:name="co20" style:family="table-column">
      <style:table-column-properties fo:break-before="auto" style:column-width="47.33mm"/>
    </style:style>
    <style:style style:name="co21" style:family="table-column">
      <style:table-column-properties fo:break-before="auto" style:column-width="45.61mm"/>
    </style:style>
    <style:style style:name="co22" style:family="table-column">
      <style:table-column-properties fo:break-before="auto" style:column-width="29.58mm"/>
    </style:style>
    <style:style style:name="co23" style:family="table-column">
      <style:table-column-properties fo:break-before="auto" style:column-width="214.52mm"/>
    </style:style>
    <style:style style:name="co24" style:family="table-column">
      <style:table-column-properties fo:break-before="auto" style:column-width="30.41mm"/>
    </style:style>
    <style:style style:name="co25" style:family="table-column">
      <style:table-column-properties fo:break-before="auto" style:column-width="38.12mm"/>
    </style:style>
    <style:style style:name="co26" style:family="table-column">
      <style:table-column-properties fo:break-before="auto" style:column-width="30.67mm"/>
    </style:style>
    <style:style style:name="co27" style:family="table-column">
      <style:table-column-properties fo:break-before="auto" style:column-width="74.97mm"/>
    </style:style>
    <style:style style:name="co28" style:family="table-column">
      <style:table-column-properties fo:break-before="auto" style:column-width="22.44mm"/>
    </style:style>
    <style:style style:name="co29" style:family="table-column">
      <style:table-column-properties fo:break-before="auto" style:column-width="28.52mm"/>
    </style:style>
    <style:style style:name="co30" style:family="table-column">
      <style:table-column-properties fo:break-before="auto" style:column-width="163.65mm"/>
    </style:style>
    <style:style style:name="co9" style:family="table-column">
      <style:table-column-properties fo:break-before="auto" style:column-width="25.42mm"/>
    </style:style>
    <style:style style:name="co31" style:family="table-column">
      <style:table-column-properties fo:break-before="auto" style:column-width="36.21mm"/>
    </style:style>
    <style:style style:name="co32" style:family="table-column">
      <style:table-column-properties fo:break-before="auto" style:column-width="19.9mm"/>
    </style:style>
    <style:style style:name="co33" style:family="table-column">
      <style:table-column-properties fo:break-before="auto" style:column-width="26.25mm"/>
    </style:style>
    <style:style style:name="co35" style:family="table-column">
      <style:table-column-properties fo:break-before="auto" style:column-width="39.79mm"/>
    </style:style>
    <style:style style:name="co36" style:family="table-column">
      <style:table-column-properties fo:break-before="auto" style:column-width="55.28mm"/>
    </style:style>
    <style:style style:name="co37" style:family="table-column">
      <style:table-column-properties fo:break-before="auto" style:column-width="186.32mm"/>
    </style:style>
    <style:style style:name="co38" style:family="table-column">
      <style:table-column-properties fo:break-before="auto" style:column-width="44.22mm"/>
    </style:style>
    <style:style style:name="co39" style:family="table-column">
      <style:table-column-properties fo:break-before="auto" style:column-width="37.31mm"/>
    </style:style>
    <style:style style:name="co40" style:family="table-column">
      <style:table-column-properties fo:break-before="auto" style:column-width="34.89mm"/>
    </style:style>
    <style:style style:name="co41" style:family="table-column">
      <style:table-column-properties fo:break-before="auto" style:column-width="49.4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6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7.78mm" fo:break-before="auto" style:use-optimal-row-height="true"/>
    </style:style>
    <style:style style:name="ro8" style:family="table-row">
      <style:table-row-properties style:row-height="8.63mm" fo:break-before="auto" style:use-optimal-row-height="true"/>
    </style:style>
    <style:style style:name="ro9" style:family="table-row">
      <style:table-row-properties style:row-height="10.53mm" fo:break-before="auto" style:use-optimal-row-height="true"/>
    </style:style>
    <style:style style:name="ro10" style:family="table-row">
      <style:table-row-properties style:row-height="9.47mm" fo:break-before="auto" style:use-optimal-row-height="true"/>
    </style:style>
    <style:style style:name="ro11" style:family="table-row">
      <style:table-row-properties style:row-height="4.04mm" fo:break-before="auto" style:use-optimal-row-height="false"/>
    </style:style>
    <style:style style:name="ro12" style:family="table-row">
      <style:table-row-properties style:row-height="9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3333" style:text-align-source="fix" style:repeat-content="false" fo:border="0.74pt solid #000000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37">
      <style:table-cell-properties fo:background-color="#ffffff" style:text-align-source="fix" style:repeat-content="false" fo:border="0.74pt solid #000000"/>
      <style:paragraph-properties fo:text-align="center" fo:margin-left="0mm"/>
      <style:text-properties style:text-position="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3" style:family="table-cell" style:parent-style-name="Default">
      <style:table-cell-properties fo:border="0.74pt solid #000000"/>
      <style:text-properties style:text-position="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style:text-position=""/>
    </style:style>
    <style:style style:name="ce15" style:family="table-cell" style:parent-style-name="Default">
      <style:table-cell-properties fo:background-color="#ffffff" style:text-align-source="fix" style:repeat-content="false" fo:border="0.74pt solid #000000"/>
      <style:paragraph-properties fo:text-align="start" fo:margin-left="0mm"/>
      <style:text-properties style:text-position=""/>
    </style:style>
    <style:style style:name="ce16" style:family="table-cell" style:parent-style-name="Default">
      <style:table-cell-properties fo:background-color="#ffffff" fo:border="0.74pt solid #000000"/>
      <style:text-properties style:text-position=""/>
    </style:style>
    <style:style style:name="ce17" style:family="table-cell" style:parent-style-name="Default">
      <style:table-cell-properties fo:background-color="#ff6666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fo:border="0.06pt solid #000000"/>
      <style:text-properties style:text-position=""/>
    </style:style>
    <style:style style:name="ce19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04">
      <style:table-cell-properties fo:background-color="#ffffff" style:text-align-source="fix" style:repeat-content="false" fo:border="0.74pt solid #000000"/>
      <style:paragraph-properties fo:text-align="center" fo:margin-left="0mm"/>
      <style:text-properties style:text-position=""/>
    </style:style>
    <style:style style:name="ce2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2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23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text-position=""/>
    </style:style>
    <style:style style:name="ce24" style:family="table-cell" style:parent-style-name="Default">
      <style:table-cell-properties fo:wrap-option="wrap" style:vertical-align="middle"/>
      <style:text-properties style:text-position=""/>
    </style:style>
    <style:style style:name="ce25" style:family="table-cell" style:parent-style-name="Default">
      <style:table-cell-properties fo:background-color="#ffffff"/>
      <style:text-properties style:text-position="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  <style:text-properties fo:color="#ffffff" style:text-position="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  <style:text-properties fo:color="#000000" style:text-position="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ackground-color="#ff3333" fo:border="0.74pt solid #000000"/>
      <style:text-properties style:text-position=""/>
    </style:style>
    <style:style style:name="ce9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mm"/>
      <style:text-properties style:text-position="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  <style:text-properties style:text-position="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3" style:family="table-cell" style:parent-style-name="Default">
      <style:table-cell-properties fo:background-color="#ff3333" style:text-align-source="fix" style:repeat-content="false" fo:border="0.74pt solid #000000"/>
      <style:paragraph-properties fo:text-align="center" fo:margin-left="0mm"/>
      <style:text-properties fo:color="#ffffff" style:text-position="" fo:font-size="18pt" fo:font-weight="bold" style:font-size-asian="18pt" style:font-weight-asian="bold" style:font-size-complex="18pt" style:font-weight-complex="bold"/>
    </style:style>
    <style:style style:name="ce44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style:text-position="" fo:font-size="15pt" fo:font-weight="bold" style:font-size-asian="15pt" style:font-weight-asian="bold" style:font-size-complex="15pt" style:font-weight-complex="bold"/>
    </style:style>
    <style:style style:name="ce4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color="#ffffff" style:text-position="" fo:font-size="20pt" fo:font-weight="bold" style:font-size-asian="20pt" style:font-weight-asian="bold" style:font-size-complex="20pt" style:font-weight-complex="bold"/>
    </style:style>
    <style:style style:name="ce47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fo:background-color="#ff0000"/>
      <style:text-properties fo:color="#ffffff" style:text-position="" fo:font-size="20pt" fo:font-weight="bold" style:font-size-asian="20pt" style:font-weight-asian="bold" style:font-size-complex="20pt" style:font-weight-complex="bold"/>
    </style:style>
    <style:style style:name="ce49" style:family="table-cell" style:parent-style-name="Default">
      <style:table-cell-properties fo:background-color="transparent" fo:border="0.74pt solid #000000"/>
      <style:text-properties style:text-position=""/>
    </style:style>
    <style:style style:name="ce50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2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mm"/>
      <style:text-properties style:text-position=""/>
    </style:style>
    <style:style style:name="ce53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/>
      <style:text-properties fo:color="#ffffff" style:text-position="" fo:font-weight="bold" style:font-weight-asian="bold" style:font-weight-complex="bold"/>
    </style:style>
    <style:style style:name="ce54" style:family="table-cell" style:parent-style-name="Default">
      <style:table-cell-properties fo:background-color="#ff3333" style:text-align-source="fix" style:repeat-content="false" fo:border="0.74pt solid #000000"/>
      <style:paragraph-properties fo:text-align="center" fo:margin-left="0mm"/>
      <style:text-properties style:text-position=""/>
    </style:style>
    <style:style style:name="ce55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56" style:family="table-cell" style:parent-style-name="Default">
      <style:table-cell-properties fo:background-color="#0000ff" style:text-align-source="fix" style:repeat-content="false" fo:wrap-option="no-wrap" style:vertical-align="middle"/>
      <style:paragraph-properties fo:text-align="center"/>
      <style:text-properties style:text-position="" fo:font-size="54pt" fo:font-weight="bold" style:font-size-asian="54pt" style:font-weight-asian="bold" style:font-size-complex="54pt" style:font-weight-complex="bold"/>
    </style:style>
    <style:style style:name="ce57" style:family="table-cell" style:parent-style-name="Default">
      <style:table-cell-properties fo:background-color="transparent"/>
      <style:text-properties style:text-position=""/>
    </style:style>
    <style:style style:name="ce58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000099" style:text-align-source="fix" style:repeat-content="false" fo:wrap-option="wrap" style:vertical-align="middle"/>
      <style:paragraph-properties fo:text-align="center"/>
      <style:text-properties style:text-position="" fo:font-size="88pt" fo:font-weight="bold" style:font-size-asian="88pt" style:font-weight-asian="bold" style:font-size-complex="88pt" style:font-weight-complex="bold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text-position=""/>
    </style:style>
    <style:style style:name="ce29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/>
      <style:text-properties style:text-position=""/>
    </style:style>
    <style:style style:name="ce61" style:family="table-cell" style:parent-style-name="Default">
      <style:table-cell-properties fo:background-color="#9999ff" style:text-align-source="fix" style:repeat-content="false" fo:border="0.74pt solid #000000" style:vertical-align="middle"/>
      <style:paragraph-properties fo:text-align="center" fo:margin-left="0mm"/>
      <style:text-properties style:text-position="" style:font-name="Century Gothic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text-position="" style:font-name="Century Gothic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ff9999" style:text-align-source="fix" style:repeat-content="false" fo:border="0.74pt solid #000000"/>
      <style:paragraph-properties fo:text-align="center" fo:margin-left="0mm"/>
      <style:text-properties style:text-position=""/>
    </style:style>
    <style:style style:name="ce64" style:family="table-cell" style:parent-style-name="Default">
      <style:table-cell-properties fo:background-color="#ccff99" style:text-align-source="fix" style:repeat-content="false" fo:border="0.74pt solid #000000"/>
      <style:paragraph-properties fo:text-align="center" fo:margin-left="0mm"/>
      <style:text-properties style:text-position=""/>
    </style:style>
    <style:style style:name="ce65" style:family="table-cell" style:parent-style-name="Default">
      <style:table-cell-properties fo:background-color="#ff9999" style:text-align-source="fix" style:repeat-content="false" fo:border="0.74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ff3333" fo:border="0.74pt solid #000000"/>
      <style:text-properties style:text-position="" style:font-name="Century Gothic"/>
    </style:style>
    <style:style style:name="ce67" style:family="table-cell" style:parent-style-name="Default" style:data-style-name="N37">
      <style:table-cell-properties fo:background-color="#ff9999" style:text-align-source="fix" style:repeat-content="false" fo:border="0.74pt solid #000000"/>
      <style:paragraph-properties fo:text-align="center" fo:margin-left="0mm"/>
      <style:text-properties style:text-position=""/>
    </style:style>
    <style:style style:name="ce68" style:family="table-cell" style:parent-style-name="Default" style:data-style-name="N37">
      <style:table-cell-properties fo:background-color="#ccff99" style:text-align-source="fix" style:repeat-content="false" fo:border="0.74pt solid #000000"/>
      <style:paragraph-properties fo:text-align="center" fo:margin-left="0mm"/>
      <style:text-properties style:text-position=""/>
    </style:style>
    <style:style style:name="ce69" style:family="table-cell" style:parent-style-name="Default" style:data-style-name="N37">
      <style:table-cell-properties fo:background-color="#ff9999" style:text-align-source="fix" style:repeat-content="false" fo:border="0.74pt solid #000000" style:vertical-align="middle"/>
      <style:paragraph-properties fo:text-align="center"/>
      <style:text-properties style:text-position=""/>
    </style:style>
    <style:style style:name="ce70" style:family="table-cell" style:parent-style-name="Default">
      <style:table-cell-properties fo:background-color="#ff9999" fo:border="0.74pt solid #000000"/>
      <style:text-properties fo:color="#ff3333" style:text-position="" fo:font-weight="bold" style:font-weight-asian="bold" style:font-weight-complex="bold"/>
    </style:style>
    <style:style style:name="ce71" style:family="table-cell" style:parent-style-name="Default">
      <style:table-cell-properties fo:background-color="#ccff99" fo:border="0.74pt solid #000000"/>
      <style:text-properties style:text-position=""/>
    </style:style>
    <style:style style:name="ce72" style:family="table-cell" style:parent-style-name="Default">
      <style:table-cell-properties fo:background-color="#ff9999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3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  <style:text-properties style:text-position="" style:font-name="Century Gothic"/>
    </style:style>
    <style:style style:name="ce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text-position="" style:font-name="Century Gothic"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104">
      <style:table-cell-properties fo:background-color="#ff9999" style:text-align-source="fix" style:repeat-content="false" fo:border="0.74pt solid #000000" style:vertical-align="middle"/>
      <style:paragraph-properties fo:text-align="center" fo:margin-left="0mm"/>
      <style:text-properties style:text-position=""/>
    </style:style>
    <style:style style:name="ce76" style:family="table-cell" style:parent-style-name="Default" style:data-style-name="N104">
      <style:table-cell-properties fo:background-color="#ccff99" style:text-align-source="fix" style:repeat-content="false" fo:border="0.74pt solid #000000" style:vertical-align="middle"/>
      <style:paragraph-properties fo:text-align="center" fo:margin-left="0mm"/>
      <style:text-properties style:text-position=""/>
    </style:style>
    <style:style style:name="ce77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mm"/>
      <style:text-properties style:text-position="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79" style:family="table-cell" style:parent-style-name="Default" style:data-style-name="N37">
      <style:table-cell-properties fo:background-color="#ff9999" style:text-align-source="fix" style:repeat-content="false" fo:border="0.74pt solid #000000" style:vertical-align="middle"/>
      <style:paragraph-properties fo:text-align="center" fo:margin-left="0mm"/>
      <style:text-properties style:text-position=""/>
    </style:style>
    <style:style style:name="ce80" style:family="table-cell" style:parent-style-name="Default" style:data-style-name="N37">
      <style:table-cell-properties fo:background-color="#ccff99" style:text-align-source="fix" style:repeat-content="false" fo:border="0.74pt solid #000000" style:vertical-align="middle"/>
      <style:paragraph-properties fo:text-align="center" fo:margin-left="0mm"/>
      <style:text-properties style:text-position=""/>
    </style:style>
    <style:style style:name="ce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text-position=""/>
    </style:style>
    <style:style style:name="ce82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text-position=""/>
    </style:style>
    <style:style style:name="ce83" style:family="table-cell" style:parent-style-name="Default">
      <style:table-cell-properties fo:background-color="#ff9999" fo:border="0.74pt solid #000000"/>
      <style:text-properties style:text-position=""/>
    </style:style>
    <style:style style:name="ce84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85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style:font-name="Century Gothic"/>
    </style:style>
    <style:style style:name="ce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style:font-name="Century Gothic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89" style:family="table-cell" style:parent-style-name="Default">
      <style:table-cell-properties fo:background-color="#ccff99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92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93" style:family="table-cell" style:parent-style-name="Default">
      <style:text-properties style:text-position="" style:font-name="Century Gothic"/>
    </style:style>
    <style:style style:name="ce96" style:family="table-cell" style:parent-style-name="Default">
      <style:table-cell-properties fo:background-color="#ff3333" style:text-align-source="fix" style:repeat-content="false" fo:border="0.74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99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mm"/>
    </style:style>
    <style:style style:name="ce100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101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  <style:text-properties fo:color="#000000" fo:font-size="15pt" fo:font-weight="bold" style:font-size-asian="15pt" style:font-weight-asian="bold" style:font-size-complex="15pt" style:font-weight-complex="bold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3" style:family="table-cell" style:parent-style-name="Default">
      <style:table-cell-properties fo:background-color="#ff3333" fo:border="0.74pt solid #000000"/>
    </style:style>
    <style:style style:name="ce104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mm"/>
    </style:style>
    <style:style style:name="ce105" style:family="table-cell" style:parent-style-name="Default" style:data-style-name="N37">
      <style:table-cell-properties fo:background-color="#ffffff" style:text-align-source="fix" style:repeat-content="false" fo:border="0.74pt solid #000000"/>
      <style:paragraph-properties fo:text-align="center" fo:margin-left="0mm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08" style:family="table-cell" style:parent-style-name="Default">
      <style:table-cell-properties fo:border="0.74pt solid #000000"/>
    </style:style>
    <style:style style:name="ce109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110" style:family="table-cell" style:parent-style-name="Default">
      <style:table-cell-properties fo:background-color="#ffffff" style:text-align-source="fix" style:repeat-content="false" fo:border="0.74pt solid #000000"/>
      <style:paragraph-properties fo:text-align="start" fo:margin-left="0mm"/>
    </style:style>
    <style:style style:name="ce111" style:family="table-cell" style:parent-style-name="Default">
      <style:table-cell-properties fo:background-color="#ffffff" fo:border="0.74pt solid #000000"/>
    </style:style>
    <style:style style:name="ce112" style:family="table-cell" style:parent-style-name="Default">
      <style:table-cell-properties fo:background-color="#ff66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="0.06pt solid #000000"/>
    </style:style>
    <style:style style:name="ce11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mm"/>
    </style:style>
    <style:style style:name="ce115" style:family="table-cell" style:parent-style-name="Default" style:data-style-name="N104">
      <style:table-cell-properties fo:background-color="#ffffff" style:text-align-source="fix" style:repeat-content="false" fo:border="0.74pt solid #000000"/>
      <style:paragraph-properties fo:text-align="center" fo:margin-left="0mm"/>
    </style:style>
    <style:style style:name="ce116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17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18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119" style:family="table-cell" style:parent-style-name="Default">
      <style:table-cell-properties fo:wrap-option="wrap" style:vertical-align="middle"/>
    </style:style>
    <style:style style:name="ce120" style:family="table-cell" style:parent-style-name="Default">
      <style:table-cell-properties fo:background-color="#ffffff"/>
    </style:style>
    <style:style style:name="ce121" style:family="table-cell" style:parent-style-name="Default">
      <style:table-cell-properties fo:background-color="#ff6600" style:text-align-source="fix" style:repeat-content="false" fo:border="0.74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2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24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/>
    </style:style>
    <style:style style:name="ce125" style:family="table-cell" style:parent-style-name="Default">
      <style:table-cell-properties fo:border="0.74pt solid #000000"/>
      <style:text-properties fo:color="#800000"/>
    </style:style>
    <style:style style:name="ce126" style:family="table-cell" style:parent-style-name="Default">
      <style:table-cell-properties fo:border="0.74pt solid #000000"/>
      <style:text-properties style:font-name="MicrosoftSansSerif" fo:font-size="8pt" fo:language="en" fo:country="US" style:font-name-asian="MicrosoftSansSerif" style:font-size-asian="8pt" style:language-asian="en" style:country-asian="US" style:font-name-complex="MicrosoftSansSerif" style:font-size-complex="8pt" style:language-complex="en" style:country-complex="US"/>
    </style:style>
    <style:style style:name="ce127" style:family="table-cell" style:parent-style-name="Default">
      <style:table-cell-properties fo:background-color="#66ccff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28" style:family="table-cell" style:parent-style-name="Default" style:data-style-name="N104">
      <style:table-cell-properties fo:border="0.74pt solid #000000"/>
    </style:style>
    <style:style style:name="ce129" style:family="table-cell" style:parent-style-name="Default" style:data-style-name="N104">
      <style:table-cell-properties fo:background-color="#ffffff" fo:border="0.74pt solid #000000"/>
    </style:style>
    <style:style style:name="ce130" style:family="table-cell" style:parent-style-name="Default">
      <style:table-cell-properties fo:background-color="#ffff00" fo:border="0.74pt solid #000000"/>
    </style:style>
    <style:style style:name="ce13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</style:style>
    <style:style style:name="ce1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34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ce135" style:family="table-cell" style:parent-style-name="Default">
      <style:table-cell-properties fo:background-color="#ffffff" fo:border="0.06pt solid #000000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3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0" style:family="table-cell" style:parent-style-name="Default">
      <style:table-cell-properties fo:background-color="#ff3333" style:text-align-source="fix" style:repeat-content="false" fo:border="0.74pt solid #000000"/>
      <style:paragraph-properties fo:text-align="center" fo:margin-left="0mm"/>
      <style:text-properties fo:color="#ffffff" fo:font-size="18pt" fo:font-weight="bold" style:font-size-asian="18pt" style:font-weight-asian="bold" style:font-size-complex="18pt" style:font-weight-complex="bold"/>
    </style:style>
    <style:style style:name="ce141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4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3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ce144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mm"/>
    </style:style>
    <style:style style:name="ce145" style:family="table-cell" style:parent-style-name="Default">
      <style:table-cell-properties fo:background-color="#ff0000"/>
      <style:text-properties fo:color="#ffffff" fo:font-size="20pt" fo:font-weight="bold" style:font-size-asian="20pt" style:font-weight-asian="bold" style:font-size-complex="20pt" style:font-weight-complex="bold"/>
    </style:style>
    <style:style style:name="ce146" style:family="table-cell" style:parent-style-name="Default">
      <style:table-cell-properties fo:background-color="transparent" fo:border="0.74pt solid #000000"/>
    </style:style>
    <style:style style:name="ce147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mm"/>
    </style:style>
    <style:style style:name="ce150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51" style:family="table-cell" style:parent-style-name="Default">
      <style:table-cell-properties fo:background-color="#ff3333" style:text-align-source="fix" style:repeat-content="false" fo:border="0.74pt solid #000000"/>
      <style:paragraph-properties fo:text-align="center" fo:margin-left="0mm"/>
    </style:style>
    <style:style style:name="ce152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3" style:family="table-cell" style:parent-style-name="Default">
      <style:table-cell-properties fo:background-color="#0000ff" style:text-align-source="fix" style:repeat-content="false" fo:wrap-option="no-wrap" style:vertical-align="middle"/>
      <style:paragraph-properties fo:text-align="center"/>
      <style:text-properties fo:font-size="54pt" fo:font-weight="bold" style:font-size-asian="54pt" style:font-weight-asian="bold" style:font-size-complex="54pt" style:font-weight-complex="bold"/>
    </style:style>
    <style:style style:name="ce154" style:family="table-cell" style:parent-style-name="Default">
      <style:table-cell-properties fo:background-color="transparent"/>
    </style:style>
    <style:style style:name="ce155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56" style:family="table-cell" style:parent-style-name="Default">
      <style:table-cell-properties fo:background-color="#000099" style:text-align-source="fix" style:repeat-content="false" fo:wrap-option="wrap" style:vertical-align="middle"/>
      <style:paragraph-properties fo:text-align="center"/>
      <style:text-properties fo:font-size="88pt" fo:font-weight="bold" style:font-size-asian="88pt" style:font-weight-asian="bold" style:font-size-complex="88pt" style:font-weight-complex="bold"/>
    </style:style>
    <style:style style:name="ce15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58" style:family="table-cell" style:parent-style-name="Default">
      <style:table-cell-properties fo:background-color="#9999ff" style:text-align-source="fix" style:repeat-content="false" fo:border="0.74pt solid #000000" style:vertical-align="middle"/>
      <style:paragraph-properties fo:text-align="center" fo:margin-left="0mm"/>
      <style:text-properties style:font-name="Century Gothic"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Century Gothic"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background-color="#ff9999" style:text-align-source="fix" style:repeat-content="false" fo:border="0.74pt solid #000000"/>
      <style:paragraph-properties fo:text-align="center" fo:margin-left="0mm"/>
    </style:style>
    <style:style style:name="ce161" style:family="table-cell" style:parent-style-name="Default">
      <style:table-cell-properties fo:background-color="#ccff99" style:text-align-source="fix" style:repeat-content="false" fo:border="0.74pt solid #000000"/>
      <style:paragraph-properties fo:text-align="center" fo:margin-left="0mm"/>
    </style:style>
    <style:style style:name="ce162" style:family="table-cell" style:parent-style-name="Default">
      <style:table-cell-properties fo:background-color="#ff9999" style:text-align-source="fix" style:repeat-content="false" fo:border="0.74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63" style:family="table-cell" style:parent-style-name="Default">
      <style:table-cell-properties fo:background-color="#ff3333" fo:border="0.74pt solid #000000"/>
      <style:text-properties style:font-name="Century Gothic"/>
    </style:style>
    <style:style style:name="ce164" style:family="table-cell" style:parent-style-name="Default" style:data-style-name="N37">
      <style:table-cell-properties fo:background-color="#ff9999" style:text-align-source="fix" style:repeat-content="false" fo:border="0.74pt solid #000000"/>
      <style:paragraph-properties fo:text-align="center" fo:margin-left="0mm"/>
    </style:style>
    <style:style style:name="ce165" style:family="table-cell" style:parent-style-name="Default" style:data-style-name="N37">
      <style:table-cell-properties fo:background-color="#ccff99" style:text-align-source="fix" style:repeat-content="false" fo:border="0.74pt solid #000000"/>
      <style:paragraph-properties fo:text-align="center" fo:margin-left="0mm"/>
    </style:style>
    <style:style style:name="ce166" style:family="table-cell" style:parent-style-name="Default" style:data-style-name="N37">
      <style:table-cell-properties fo:background-color="#ff9999" style:text-align-source="fix" style:repeat-content="false" fo:border="0.74pt solid #000000" style:vertical-align="middle"/>
      <style:paragraph-properties fo:text-align="center"/>
    </style:style>
    <style:style style:name="ce167" style:family="table-cell" style:parent-style-name="Default">
      <style:table-cell-properties fo:background-color="#ff9999" fo:border="0.74pt solid #000000"/>
      <style:text-properties fo:color="#ff3333" fo:font-weight="bold" style:font-weight-asian="bold" style:font-weight-complex="bold"/>
    </style:style>
    <style:style style:name="ce168" style:family="table-cell" style:parent-style-name="Default">
      <style:table-cell-properties fo:background-color="#ccff99" fo:border="0.74pt solid #000000"/>
    </style:style>
    <style:style style:name="ce169" style:family="table-cell" style:parent-style-name="Default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0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  <style:text-properties style:font-name="Century Gothic"/>
    </style:style>
    <style:style style:name="ce1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Century Gothic" fo:font-size="12pt" fo:font-weight="bold" style:font-size-asian="12pt" style:font-weight-asian="bold" style:font-size-complex="12pt" style:font-weight-complex="bold"/>
    </style:style>
    <style:style style:name="ce172" style:family="table-cell" style:parent-style-name="Default" style:data-style-name="N104">
      <style:table-cell-properties fo:background-color="#ff9999" style:text-align-source="fix" style:repeat-content="false" fo:border="0.74pt solid #000000" style:vertical-align="middle"/>
      <style:paragraph-properties fo:text-align="center" fo:margin-left="0mm"/>
    </style:style>
    <style:style style:name="ce173" style:family="table-cell" style:parent-style-name="Default" style:data-style-name="N104">
      <style:table-cell-properties fo:background-color="#ccff99" style:text-align-source="fix" style:repeat-content="false" fo:border="0.74pt solid #000000" style:vertical-align="middle"/>
      <style:paragraph-properties fo:text-align="center" fo:margin-left="0mm"/>
    </style:style>
    <style:style style:name="ce17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76" style:family="table-cell" style:parent-style-name="Default" style:data-style-name="N37">
      <style:table-cell-properties fo:background-color="#ff9999" style:text-align-source="fix" style:repeat-content="false" fo:border="0.74pt solid #000000" style:vertical-align="middle"/>
      <style:paragraph-properties fo:text-align="center" fo:margin-left="0mm"/>
    </style:style>
    <style:style style:name="ce177" style:family="table-cell" style:parent-style-name="Default" style:data-style-name="N37">
      <style:table-cell-properties fo:background-color="#ccff99" style:text-align-source="fix" style:repeat-content="false" fo:border="0.74pt solid #000000" style:vertical-align="middle"/>
      <style:paragraph-properties fo:text-align="center" fo:margin-left="0mm"/>
    </style:style>
    <style:style style:name="ce1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179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180" style:family="table-cell" style:parent-style-name="Default">
      <style:table-cell-properties fo:background-color="#ff9999" fo:border="0.74pt solid #000000"/>
    </style:style>
    <style:style style:name="ce181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82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entury Gothic"/>
    </style:style>
    <style:style style:name="ce1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entury Gothic" fo:font-size="12pt" fo:font-weight="bold" style:font-size-asian="12pt" style:font-weight-asian="bold" style:font-size-complex="12pt" style:font-weight-complex="bold"/>
    </style:style>
    <style:style style:name="ce185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86" style:family="table-cell" style:parent-style-name="Default">
      <style:table-cell-properties fo:background-color="#cc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9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mm"/>
    </style:style>
    <style:style style:name="ce190" style:family="table-cell" style:parent-style-name="Default">
      <style:text-properties style:font-name="Century Gothic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Tiendas Oxxo" table:style-name="ta1">
        <table:table-column table:style-name="co1" table:default-cell-style-name="ce3"/>
        <table:table-column table:style-name="co2" table:default-cell-style-name="ce9"/>
        <table:table-column table:style-name="co3" table:default-cell-style-name="ce13"/>
        <table:table-column table:style-name="co4" table:default-cell-style-name="ce19"/>
        <table:table-column table:style-name="co5" table:default-cell-style-name="ce9"/>
        <table:table-column table:style-name="co5" table:number-columns-repeated="2" table:default-cell-style-name="ce3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TIENDAS OXXO (REFERENCIA 1)</text:p>
          </table:table-cell>
          <table:covered-table-cell table:number-columns-repeated="6" table:style-name="ce8"/>
          <table:table-cell table:number-columns-repeated="1017"/>
        </table:table-row>
        <table:table-row table:style-name="ro2">
          <table:table-cell table:style-name="ce2" office:value-type="string" calcext:value-type="string">
            <text:p>N.º DE FACTURA</text:p>
          </table:table-cell>
          <table:table-cell table:style-name="ce2" office:value-type="string" calcext:value-type="string">
            <text:p>FECHA DE EXPEDICIÓN </text:p>
          </table:table-cell>
          <table:table-cell table:style-name="ce2" office:value-type="string" calcext:value-type="string">
            <text:p>CONCEPTO</text:p>
          </table:table-cell>
          <table:table-cell table:style-name="ce2" office:value-type="string" calcext:value-type="string">
            <text:p>MONTO</text:p>
          </table:table-cell>
          <table:table-cell table:style-name="ce2" office:value-type="string" calcext:value-type="string">
            <text:p>FECHA DE PAGO</text:p>
          </table:table-cell>
          <table:table-cell table:style-name="ce2" office:value-type="string" calcext:value-type="string">
            <text:p>ARCHIVO PDF </text:p>
          </table:table-cell>
          <table:table-cell table:style-name="ce2" office:value-type="string" calcext:value-type="string">
            <text:p>ARCHIVO XML </text:p>
          </table:table-cell>
          <table:table-cell table:style-name="ce24" table:number-columns-repeated="1017"/>
        </table:table-row>
        <table:table-row table:style-name="ro3">
          <table:table-cell office:value-type="string" calcext:value-type="string">
            <text:p>A-81</text:p>
          </table:table-cell>
          <table:table-cell office:value-type="date" office:date-value="2015-08-22" calcext:value-type="date">
            <text:p>22/08/15</text:p>
          </table:table-cell>
          <table:table-cell office:value-type="string" calcext:value-type="string">
            <text:p>Inscripciones + Colegiatura 15 de Agosto al 14 de Septiembre (1 de 8)</text:p>
          </table:table-cell>
          <table:table-cell office:value-type="currency" office:currency="MXN" office:value="108075" calcext:value-type="currency">
            <text:p>$108,075.00</text:p>
          </table:table-cell>
          <table:table-cell office:value-type="date" office:date-value="2015-11-04" calcext:value-type="date">
            <text:p>04/11/15</text:p>
          </table:table-cell>
          <table:table-cell office:value-type="string" calcext:value-type="string">
            <text:p><text:a xlink:href="../../../../../../Centrodeestudiosabie/Desktop/Entrega%20del%20Depto.%20de%20VINCULACIÓN/Alicia%20Isabel%20Hernandez%20Palma/Empresas/octubre-tiendas-oxxo-reprogramados/Facturas%20TIENDAS%20OXXO/CCE070517DV3_A_81_Factura_20150822143702.pdf" xlink:type="simple">PDF</text:a></text:p>
          </table:table-cell>
          <table:table-cell office:value-type="string" calcext:value-type="string">
            <text:p><text:a xlink:href="../../../../../../Centrodeestudiosabie/Desktop/Entrega%20del%20Depto.%20de%20VINCULACIÓN/Alicia%20Isabel%20Hernandez%20Palma/Empresas/octubre-tiendas-oxxo-reprogramados/Facturas%20TIENDAS%20OXXO/CCE070517DV3_A_81_Factura_20150822143702.xml" xlink:type="simple">XML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-84</text:p>
          </table:table-cell>
          <table:table-cell office:value-type="date" office:date-value="2015-09-15" calcext:value-type="date">
            <text:p>15/09/15</text:p>
          </table:table-cell>
          <table:table-cell office:value-type="string" calcext:value-type="string">
            <text:p>Inscripcion Maria Caltzoncin+ 1<text:span text:style-name="T1">er</text:span> colegiatura (1 de 8) + Colegiatura 15 de Septiembre al 14 de Octubre (2 de 8)</text:p>
          </table:table-cell>
          <table:table-cell office:value-type="currency" office:currency="MXN" office:value="45815" calcext:value-type="currency">
            <text:p>$45,815.00</text:p>
          </table:table-cell>
          <table:table-cell office:value-type="date" office:date-value="2015-10-26" calcext:value-type="date">
            <text:p>26/10/15</text:p>
          </table:table-cell>
          <table:table-cell office:value-type="string" calcext:value-type="string">
            <text:p><text:a xlink:href="../../../../../../Centrodeestudiosabie/Desktop/Entrega%20del%20Depto.%20de%20VINCULACIÓN/Alicia%20Isabel%20Hernandez%20Palma/Empresas/octubre-tiendas-oxxo-reprogramados/Facturas%20TIENDAS%20OXXO/CCE070517DV3_A_84_Factura_20150915192608.pdf" xlink:type="simple">PDF</text:a></text:p>
          </table:table-cell>
          <table:table-cell office:value-type="string" calcext:value-type="string">
            <text:p><text:a xlink:href="../../../../../../Centrodeestudiosabie/Desktop/Entrega%20del%20Depto.%20de%20VINCULACIÓN/Alicia%20Isabel%20Hernandez%20Palma/Empresas/octubre-tiendas-oxxo-reprogramados/Facturas%20TIENDAS%20OXXO/CCE070517DV3_A_84_Factura_20150915192608.xml" xlink:type="simple">XML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-90</text:p>
          </table:table-cell>
          <table:table-cell office:value-type="date" office:date-value="2015-10-28" calcext:value-type="date">
            <text:p>28/10/15</text:p>
          </table:table-cell>
          <table:table-cell office:value-type="string" calcext:value-type="string">
            <text:p>Maria Caltzoncin+ 2<text:span text:style-name="T1">da</text:span> colegiatura (2 de 8)+ Colegiatura 15 de Octubre al 14 de Noviembre (3 de 8)</text:p>
          </table:table-cell>
          <table:table-cell office:value-type="currency" office:currency="MXN" office:value="44880" calcext:value-type="currency">
            <text:p>$44,880.00</text:p>
          </table:table-cell>
          <table:table-cell office:value-type="date" office:date-value="2015-11-19" calcext:value-type="date">
            <text:p>19/11/15</text:p>
          </table:table-cell>
          <table:table-cell office:value-type="string" calcext:value-type="string">
            <text:p><text:a xlink:href="../../../../../../Centrodeestudiosabie/Desktop/Entrega%20del%20Depto.%20de%20VINCULACIÓN/Alicia%20Isabel%20Hernandez%20Palma/Empresas/octubre-tiendas-oxxo-reprogramados/Facturas%20TIENDAS%20OXXO/CCE070517DV3_A_90_Factura_20151028115912.pdf" xlink:type="simple">PDF</text:a></text:p>
          </table:table-cell>
          <table:table-cell office:value-type="string" calcext:value-type="string">
            <text:p><text:a xlink:href="../../../../../../Centrodeestudiosabie/Desktop/Entrega%20del%20Depto.%20de%20VINCULACIÓN/Alicia%20Isabel%20Hernandez%20Palma/Empresas/octubre-tiendas-oxxo-reprogramados/Facturas%20TIENDAS%20OXXO/CCE070517DV3_A_90_Factura_20151028115912.xml" xlink:type="simple">XML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-92</text:p>
          </table:table-cell>
          <table:table-cell office:value-type="date" office:date-value="2015-11-19" calcext:value-type="date">
            <text:p>19/11/15</text:p>
          </table:table-cell>
          <table:table-cell table:style-name="ce14" office:value-type="string" calcext:value-type="string">
            <text:p> Maria Caltzoncin+ 3<text:span text:style-name="T1">er</text:span> colegiatura (3 de 8)+ Colegiatura 15 de Noviembre al 14 de Diciembre (4 de 8)</text:p>
          </table:table-cell>
          <table:table-cell office:value-type="currency" office:currency="MXN" office:value="44880" calcext:value-type="currency">
            <text:p>$44,880.00</text:p>
          </table:table-cell>
          <table:table-cell office:value-type="date" office:date-value="2015-12-30" calcext:value-type="date">
            <text:p>30/12/15</text:p>
          </table:table-cell>
          <table:table-cell office:value-type="string" calcext:value-type="string">
            <text:p><text:a xlink:href="../../../../../../Centrodeestudiosabie/Desktop/Entrega%20del%20Depto.%20de%20VINCULACIÓN/Alicia%20Isabel%20Hernandez%20Palma/Empresas/octubre-tiendas-oxxo-reprogramados/Facturas%20TIENDAS%20OXXO/CCE070517DV3_A_92_Factura_20151119193555.pdf" xlink:type="simple">PDF</text:a></text:p>
          </table:table-cell>
          <table:table-cell office:value-type="string" calcext:value-type="string">
            <text:p><text:a xlink:href="../../../../../../Centrodeestudiosabie/Desktop/Entrega%20del%20Depto.%20de%20VINCULACIÓN/Alicia%20Isabel%20Hernandez%20Palma/Empresas/octubre-tiendas-oxxo-reprogramados/Facturas%20TIENDAS%20OXXO/CCE070517DV3_A_92_Factura_20151119193555.xml" xlink:type="simple">XML</text:a>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-99</text:p>
          </table:table-cell>
          <table:table-cell table:style-name="ce10" office:value-type="date" office:date-value="2015-12-17" calcext:value-type="date">
            <text:p>17/12/15</text:p>
          </table:table-cell>
          <table:table-cell table:style-name="ce15" office:value-type="string" calcext:value-type="string">
            <text:p> Maria Caltzoncin+ 4<text:span text:style-name="T1"> </text:span>colegiatura (4 de 8)+ Colegiatura 15 de Diciembre al 14 de Enero (5 de 8)</text:p>
          </table:table-cell>
          <table:table-cell table:style-name="ce20" office:value-type="currency" office:currency="MXN" office:value="44880" calcext:value-type="currency">
            <text:p>$44,880.00</text:p>
          </table:table-cell>
          <table:table-cell table:style-name="ce10" office:value-type="date" office:date-value="2015-12-31" calcext:value-type="date">
            <text:p>31/12/15</text:p>
          </table:table-cell>
          <table:table-cell table:style-name="ce4" office:value-type="string" calcext:value-type="string">
            <text:p><text:a xlink:href="../../../../../../Centrodeestudiosabie/Desktop/Entrega%20del%20Depto.%20de%20VINCULACIÓN/Alicia%20Isabel%20Hernandez%20Palma/Empresas/octubre-tiendas-oxxo-reprogramados/Facturas%20TIENDAS%20OXXO/CCE070517DV3_A_99_Factura_20151217175854.pdf" xlink:type="simple">PDF</text:a></text:p>
          </table:table-cell>
          <table:table-cell table:style-name="ce4" office:value-type="string" calcext:value-type="string">
            <text:p><text:a xlink:href="../../../../../../Centrodeestudiosabie/Desktop/Entrega%20del%20Depto.%20de%20VINCULACIÓN/Alicia%20Isabel%20Hernandez%20Palma/Empresas/octubre-tiendas-oxxo-reprogramados/Facturas%20TIENDAS%20OXXO/CCE070517DV3_A_99_Factura_20151217175854.xml" xlink:type="simple">XML</text:a></text:p>
          </table:table-cell>
          <table:table-cell table:style-name="ce25" table:number-columns-repeated="1017"/>
        </table:table-row>
        <table:table-row table:style-name="ro3">
          <table:table-cell office:value-type="string" calcext:value-type="string">
            <text:p>A-113</text:p>
          </table:table-cell>
          <table:table-cell office:value-type="date" office:date-value="2016-02-29" calcext:value-type="date">
            <text:p>29/02/16</text:p>
          </table:table-cell>
          <table:table-cell table:style-name="ce14" office:value-type="string" calcext:value-type="string">
            <text:p><text:s/>Maria Caltzoncin+ 5 colegiatura (5 de 8)+ Colegiatura 15 de Enero al 14 de Febrero (6 de 8)</text:p>
          </table:table-cell>
          <table:table-cell office:value-type="currency" office:currency="MXN" office:value="44880" calcext:value-type="currency">
            <text:p>$44,880.00</text:p>
          </table:table-cell>
          <table:table-cell office:value-type="date" office:date-value="2016-03-09" calcext:value-type="date">
            <text:p>09/03/16</text:p>
          </table:table-cell>
          <table:table-cell office:value-type="string" calcext:value-type="string">
            <text:p><text:a xlink:href="../../../../../../Centrodeestudiosabie/Desktop/Entrega%20del%20Depto.%20de%20VINCULACIÓN/Alicia%20Isabel%20Hernandez%20Palma/Empresas/octubre-tiendas-oxxo-reprogramados/Facturas%20TIENDAS%20OXXO/CCE070517DV3_A_113_Factura_20160229105910.pdf" xlink:type="simple">PDF</text:a></text:p>
          </table:table-cell>
          <table:table-cell office:value-type="string" calcext:value-type="string">
            <text:p><text:a xlink:href="../../../../../../Centrodeestudiosabie/Desktop/Entrega%20del%20Depto.%20de%20VINCULACIÓN/Alicia%20Isabel%20Hernandez%20Palma/Empresas/octubre-tiendas-oxxo-reprogramados/Facturas%20TIENDAS%20OXXO/CCE070517DV3_A_113_Factura_20160229105910.xml" xlink:type="simple">XML</text:a></text:p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A-110</text:p>
          </table:table-cell>
          <table:table-cell table:style-name="ce10" office:value-type="date" office:date-value="2016-02-18" calcext:value-type="date">
            <text:p>18/02/16</text:p>
          </table:table-cell>
          <table:table-cell table:style-name="ce15" office:value-type="string" calcext:value-type="string">
            <text:p> Maria Caltzoncin+ 6<text:span text:style-name="T1">r</text:span> colegiatura (6 de 8)+ Colegiatura 15 de Febrero al 14 de Marzo (7 de 8)</text:p>
          </table:table-cell>
          <table:table-cell table:style-name="ce20" office:value-type="currency" office:currency="MXN" office:value="38280" calcext:value-type="currency">
            <text:p>$38,280.00</text:p>
          </table:table-cell>
          <table:table-cell table:style-name="ce10" office:value-type="date" office:date-value="2016-03-29" calcext:value-type="date">
            <text:p>29/03/16</text:p>
          </table:table-cell>
          <table:table-cell table:style-name="ce4" office:value-type="string" calcext:value-type="string">
            <text:p><text:a xlink:href="../../../../../../Centrodeestudiosabie/Desktop/Entrega%20del%20Depto.%20de%20VINCULACIÓN/Alicia%20Isabel%20Hernandez%20Palma/Empresas/octubre-tiendas-oxxo-reprogramados/Facturas%20TIENDAS%20OXXO/CCE070517DV3_A_110_Factura_20160218113142.pdf" xlink:type="simple">PDF</text:a></text:p>
          </table:table-cell>
          <table:table-cell table:style-name="ce4" office:value-type="string" calcext:value-type="string">
            <text:p><text:a xlink:href="../../../../../../Centrodeestudiosabie/Desktop/Entrega%20del%20Depto.%20de%20VINCULACIÓN/Alicia%20Isabel%20Hernandez%20Palma/Empresas/octubre-tiendas-oxxo-reprogramados/Facturas%20TIENDAS%20OXXO/CCE070517DV3_A_110_Factura_20160218113142.xml" xlink:type="simple">XML</text:a></text:p>
          </table:table-cell>
          <table:table-cell table:style-name="ce25" table:number-columns-repeated="1017"/>
        </table:table-row>
        <table:table-row table:style-name="ro3">
          <table:table-cell table:style-name="ce4" office:value-type="string" calcext:value-type="string">
            <text:p>A-119</text:p>
          </table:table-cell>
          <table:table-cell table:style-name="ce10" office:value-type="date" office:date-value="2016-03-18" calcext:value-type="date">
            <text:p>18/03/16</text:p>
          </table:table-cell>
          <table:table-cell table:style-name="ce15" office:value-type="string" calcext:value-type="string">
            <text:p>Pago de exámenes globales y certificación 15 de Marzo</text:p>
          </table:table-cell>
          <table:table-cell table:style-name="ce20" office:value-type="currency" office:currency="MXN" office:value="127200" calcext:value-type="currency">
            <text:p>$127,200.00</text:p>
          </table:table-cell>
          <table:table-cell table:style-name="ce10" office:value-type="date" office:date-value="2016-04-20" calcext:value-type="date">
            <text:p>20/04/16</text:p>
          </table:table-cell>
          <table:table-cell table:style-name="ce4" office:value-type="string" calcext:value-type="string">
            <text:p><text:a xlink:href="../../../../../../Centrodeestudiosabie/Desktop/Entrega%20del%20Depto.%20de%20VINCULACIÓN/Alicia%20Isabel%20Hernandez%20Palma/Empresas/octubre-tiendas-oxxo-reprogramados/Facturas%20TIENDAS%20OXXO/CCE070517DV3_A_119_Factura_20160318193845.pdf" xlink:type="simple">PDF</text:a></text:p>
          </table:table-cell>
          <table:table-cell table:style-name="ce4" office:value-type="string" calcext:value-type="string">
            <text:p><text:a xlink:href="../../../../../../Centrodeestudiosabie/Desktop/Entrega%20del%20Depto.%20de%20VINCULACIÓN/Alicia%20Isabel%20Hernandez%20Palma/Empresas/octubre-tiendas-oxxo-reprogramados/Facturas%20TIENDAS%20OXXO/CCE070517DV3_A_119_Factura_20160318193845.xml" xlink:type="simple">XML</text:a></text:p>
          </table:table-cell>
          <table:table-cell table:style-name="ce25" table:number-columns-repeated="1017"/>
        </table:table-row>
        <table:table-row table:style-name="ro3">
          <table:table-cell table:style-name="ce4" office:value-type="string" calcext:value-type="string">
            <text:p>A-120</text:p>
          </table:table-cell>
          <table:table-cell table:style-name="ce10" office:value-type="date" office:date-value="2016-03-19" calcext:value-type="date">
            <text:p>19/03/16</text:p>
          </table:table-cell>
          <table:table-cell table:style-name="ce16" office:value-type="string" calcext:value-type="string">
            <text:p>Maria Caltzoncin+ 7 y 8 <text:s/>colegiatura (7 y 8 <text:s/>de 8)+ Colegiatura 15 de Marzo al 14 de Abril (8 de 8) 57 Alumnos</text:p>
          </table:table-cell>
          <table:table-cell table:style-name="ce20" office:value-type="currency" office:currency="MXN" office:value="33660" calcext:value-type="currency">
            <text:p>$33,660.00</text:p>
          </table:table-cell>
          <table:table-cell table:style-name="ce10" office:value-type="date" office:date-value="2016-04-29" calcext:value-type="date">
            <text:p>29/04/16</text:p>
          </table:table-cell>
          <table:table-cell table:style-name="ce4" office:value-type="string" calcext:value-type="string">
            <text:p><text:a xlink:href="../../../../../../Centrodeestudiosabie/Desktop/Entrega%20del%20Depto.%20de%20VINCULACIÓN/Alicia%20Isabel%20Hernandez%20Palma/Empresas/octubre-tiendas-oxxo-reprogramados/Facturas%20TIENDAS%20OXXO/CCE070517DV3_A_120_Factura_20160319123145.pdf" xlink:type="simple">PDF</text:a></text:p>
          </table:table-cell>
          <table:table-cell table:style-name="ce4" office:value-type="string" calcext:value-type="string">
            <text:p><text:a xlink:href="../../../../../../Centrodeestudiosabie/Desktop/Entrega%20del%20Depto.%20de%20VINCULACIÓN/Alicia%20Isabel%20Hernandez%20Palma/Empresas/octubre-tiendas-oxxo-reprogramados/Facturas%20TIENDAS%20OXXO/CCE070517DV3_A_120_Factura_20160319123145.xml" xlink:type="simple">XML</text:a></text:p>
          </table:table-cell>
          <table:table-cell table:style-name="ce25" table:number-columns-repeated="1017"/>
        </table:table-row>
        <table:table-row table:style-name="ro4">
          <table:table-cell table:style-name="ce5" office:value-type="string" calcext:value-type="string" table:number-columns-spanned="7" table:number-rows-spanned="1">
            <text:p>PRESENTACIÓN DE EXÁMENES DOM 26 DE JUNIO </text:p>
          </table:table-cell>
          <table:covered-table-cell table:style-name="ce11"/>
          <table:covered-table-cell table:style-name="ce17"/>
          <table:covered-table-cell table:number-columns-repeated="4" table:style-name="Default"/>
          <table:table-cell table:number-columns-repeated="1017"/>
        </table:table-row>
        <table:table-row table:style-name="ro4">
          <table:table-cell table:style-name="ce6" office:value-type="string" calcext:value-type="string" table:number-columns-spanned="7" table:number-rows-spanned="1">
            <text:p>AREAS PARA APLICACIÓN <text:s/>04 <text:s/>DE DICIEMBRE DEL 2016</text:p>
          </table:table-cell>
          <table:covered-table-cell table:number-columns-repeated="6" table:style-name="Default"/>
          <table:table-cell table:number-columns-repeated="1017"/>
        </table:table-row>
        <table:table-row table:style-name="ro3">
          <table:table-cell table:style-name="ce7" office:value-type="string" calcext:value-type="string">
            <text:p>A-159</text:p>
          </table:table-cell>
          <table:table-cell table:style-name="ce12" office:value-type="date" office:date-value="2016-09-21" calcext:value-type="date">
            <text:p>21/09/16</text:p>
          </table:table-cell>
          <table:table-cell table:style-name="ce18" office:value-type="string" calcext:value-type="string">
            <text:p>Pago de #26 <text:s/>recurzamiento de áreas </text:p>
          </table:table-cell>
          <table:table-cell table:style-name="ce21" office:value-type="currency" office:currency="MXN" office:value="36400" calcext:value-type="currency">
            <text:p>$36,400.00</text:p>
          </table:table-cell>
          <table:table-cell table:style-name="ce22" office:value-type="date" office:date-value="2016-09-29" calcext:value-type="date">
            <text:p>29/09/16</text:p>
          </table:table-cell>
          <table:table-cell table:style-name="ce7" office:value-type="string" calcext:value-type="string">
            <text:p><text:a xlink:href="../../../../../../Centrodeestudiosabie/Desktop/Entrega%20del%20Depto.%20de%20VINCULACIÓN/Alicia%20Isabel%20Hernandez%20Palma/Empresas/octubre-tiendas-oxxo-reprogramados/Facturas%20TIENDAS%20OXXO/CCE070517DV3_A_159_Factura_20160921122112.pdf" xlink:type="simple">PDF</text:a></text:p>
          </table:table-cell>
          <table:table-cell table:style-name="ce7" office:value-type="string" calcext:value-type="string">
            <text:p><text:a xlink:href="../../../../../../Centrodeestudiosabie/Desktop/Entrega%20del%20Depto.%20de%20VINCULACIÓN/Alicia%20Isabel%20Hernandez%20Palma/Empresas/octubre-tiendas-oxxo-reprogramados/Facturas%20TIENDAS%20OXXO/CCE070517DV3_A_159_Factura_20160921122112.xml" xlink:type="simple">XML</text:a></text:p>
          </table:table-cell>
          <table:table-cell table:number-columns-repeated="1017"/>
        </table:table-row>
        <table:table-row table:style-name="ro3">
          <table:table-cell table:style-name="ce7" office:value-type="string" calcext:value-type="string">
            <text:p>A-165</text:p>
          </table:table-cell>
          <table:table-cell table:style-name="ce12" office:value-type="date" office:date-value="2016-10-17" calcext:value-type="date">
            <text:p>17/10/16</text:p>
          </table:table-cell>
          <table:table-cell table:style-name="ce18" office:value-type="string" calcext:value-type="string">
            <text:p>Pago de # 25 exámenes de área</text:p>
          </table:table-cell>
          <table:table-cell table:style-name="ce21" office:value-type="currency" office:currency="MXN" office:value="18750" calcext:value-type="currency">
            <text:p>$18,750.00</text:p>
          </table:table-cell>
          <table:table-cell table:style-name="ce23" office:value-type="date" office:date-value="2016-10-27" calcext:value-type="date">
            <text:p>27/10/16</text:p>
          </table:table-cell>
          <table:table-cell table:style-name="ce7" office:value-type="string" calcext:value-type="string">
            <text:p><text:a xlink:href="../../../../../../Centrodeestudiosabie/Desktop/Entrega%20del%20Depto.%20de%20VINCULACIÓN/Alicia%20Isabel%20Hernandez%20Palma/Empresas/octubre-tiendas-oxxo-reprogramados/Facturas%20TIENDAS%20OXXO/CCE070517DV3_A_165_Factura_20161017123101.pdf" xlink:type="simple">PDF</text:a></text:p>
          </table:table-cell>
          <table:table-cell table:style-name="ce7" office:value-type="string" calcext:value-type="string">
            <text:p><text:a xlink:href="../../../../../../Centrodeestudiosabie/Desktop/Entrega%20del%20Depto.%20de%20VINCULACIÓN/Alicia%20Isabel%20Hernandez%20Palma/Empresas/octubre-tiendas-oxxo-reprogramados/Facturas%20TIENDAS%20OXXO/CCE070517DV3_A_165_Factura_20161017123101.xml" xlink:type="simple">XML</text:a></text:p>
          </table:table-cell>
          <table:table-cell table:number-columns-repeated="1017"/>
        </table:table-row>
      </table:table>
      <table:table table:name="Magna Cosma" table:style-name="ta1">
        <table:table-column table:style-name="co35" table:default-cell-style-name="ce123"/>
        <table:table-column table:style-name="co36" table:default-cell-style-name="ce124"/>
        <table:table-column table:style-name="co37" table:default-cell-style-name="ce108"/>
        <table:table-column table:style-name="co9" table:default-cell-style-name="ce98"/>
        <table:table-column table:style-name="co9" table:default-cell-style-name="ce128"/>
        <table:table-column table:style-name="co38" table:default-cell-style-name="ce130"/>
        <table:table-column table:style-name="co5" table:default-cell-style-name="ce98"/>
        <table:table-column table:style-name="co39" table:default-cell-style-name="ce98"/>
        <table:table-column table:style-name="co40" table:default-cell-style-name="ce102"/>
        <table:table-column table:style-name="co41" table:number-columns-repeated="2" table:default-cell-style-name="ce102"/>
        <table:table-column table:style-name="co4" table:number-columns-repeated="1013" table:default-cell-style-name="Default"/>
        <table:table-row table:style-name="ro1">
          <table:table-cell table:style-name="ce121" office:value-type="string" calcext:value-type="string" table:number-columns-spanned="8" table:number-rows-spanned="1">
            <text:p>MAGNA COSMA <text:s text:c="2"/>( REFERENCIA:2345)</text:p>
          </table:table-cell>
          <table:covered-table-cell table:number-columns-repeated="7" table:style-name="ce103"/>
          <table:table-cell table:style-name="ce134" office:value-type="string" calcext:value-type="string" table:number-columns-spanned="3" table:number-rows-spanned="1">
            <text:p>FACTURAS <text:s/>CANCELADAS</text:p>
          </table:table-cell>
          <table:covered-table-cell table:style-name="ce136"/>
          <table:covered-table-cell table:style-name="Default"/>
          <table:table-cell table:number-columns-repeated="1013"/>
        </table:table-row>
        <table:table-row table:style-name="ro2">
          <table:table-cell table:style-name="ce122" office:value-type="string" calcext:value-type="string">
            <text:p>N.º DE FACTURA</text:p>
          </table:table-cell>
          <table:table-cell table:style-name="ce122" office:value-type="string" calcext:value-type="string">
            <text:p>FECHA DE EXPEDICIÓN</text:p>
          </table:table-cell>
          <table:table-cell table:style-name="ce122" office:value-type="string" calcext:value-type="string">
            <text:p>CONCEPTO</text:p>
          </table:table-cell>
          <table:table-cell table:style-name="ce122" office:value-type="string" calcext:value-type="string">
            <text:p>GENERAR</text:p>
          </table:table-cell>
          <table:table-cell table:style-name="ce122" office:value-type="string" calcext:value-type="string">
            <text:p>MONTO</text:p>
          </table:table-cell>
          <table:table-cell table:style-name="ce122" office:value-type="string" calcext:value-type="string">
            <text:p>FECHA DE PAGO</text:p>
          </table:table-cell>
          <table:table-cell table:style-name="ce122" office:value-type="string" calcext:value-type="string">
            <text:p>ARCHIVO PDF </text:p>
          </table:table-cell>
          <table:table-cell table:style-name="ce122" office:value-type="string" calcext:value-type="string">
            <text:p>ARCHIVO XML </text:p>
          </table:table-cell>
          <table:table-cell table:style-name="ce122" office:value-type="string" calcext:value-type="string">
            <text:p>FACTURA</text:p>
          </table:table-cell>
          <table:table-cell table:style-name="ce122" office:value-type="string" calcext:value-type="string">
            <text:p>ARCHIVO PDF </text:p>
          </table:table-cell>
          <table:table-cell table:style-name="ce122" office:value-type="string" calcext:value-type="string">
            <text:p>ARCHIVO XML </text:p>
          </table:table-cell>
          <table:table-cell table:number-columns-repeated="1013"/>
        </table:table-row>
        <table:table-row table:style-name="ro5">
          <table:table-cell table:style-name="ce98" office:value-type="string" calcext:value-type="string">
            <text:p>A-88</text:p>
          </table:table-cell>
          <table:table-cell table:style-name="ce104" office:value-type="date" office:date-value="2015-10-09" calcext:value-type="date">
            <text:p>09/10/15</text:p>
          </table:table-cell>
          <table:table-cell office:value-type="string" calcext:value-type="string">
            <text:p>Factura 1 de 17: 20 Inscripciones a Prepa Abierta + 2 colegiaturas (Octubre y Noviembre) + 63 Exámenes + <text:span text:style-name="T3">IVA</text:span></text:p>
          </table:table-cell>
          <table:table-cell table:style-name="ce104" office:value-type="date" office:date-value="2015-10-09" calcext:value-type="date">
            <text:p>09/10/15</text:p>
          </table:table-cell>
          <table:table-cell office:value-type="currency" office:currency="MXN" office:value="52090" calcext:value-type="currency">
            <text:p>$52,090.00</text:p>
          </table:table-cell>
          <table:table-cell table:style-name="ce104" office:value-type="date" office:date-value="2016-02-05" calcext:value-type="date">
            <text:p>05/02/16</text:p>
          </table:table-cell>
          <table:table-cell office:value-type="string" calcext:value-type="string">
            <text:p><text:a xlink:href="../../../../../../Centrodeestudiosabie/Desktop/Entrega%20del%20Depto.%20de%20VINCULACIÓN/Alicia%20Isabel%20Hernandez%20Palma/Empresas/Magna%20COSMA-Prepa%20abierta/Facturas%20MAGNA%20COSMA/CCE070517DV3_A_88_Factura_20151009140903.pdf" xlink:type="simple">PDF</text:a></text:p>
          </table:table-cell>
          <table:table-cell office:value-type="string" calcext:value-type="string">
            <text:p><text:a xlink:href="../../../../../../Centrodeestudiosabie/Desktop/Entrega%20del%20Depto.%20de%20VINCULACIÓN/Alicia%20Isabel%20Hernandez%20Palma/Empresas/Magna%20COSMA-Prepa%20abierta/Facturas%20MAGNA%20COSMA/CCE070517DV3_A_88_Factura_20151009140903.xml" xlink:type="simple">XML</text:a></text:p>
          </table:table-cell>
          <table:table-cell table:style-name="ce113" table:number-columns-repeated="3"/>
          <table:table-cell table:number-columns-repeated="1013"/>
        </table:table-row>
        <table:table-row table:style-name="ro5">
          <table:table-cell table:style-name="ce98" office:value-type="string" calcext:value-type="string">
            <text:p>A-97</text:p>
          </table:table-cell>
          <table:table-cell table:style-name="ce104" office:value-type="date" office:date-value="2015-12-10" calcext:value-type="date">
            <text:p>10/12/15</text:p>
          </table:table-cell>
          <table:table-cell office:value-type="string" calcext:value-type="string">
            <text:p>Factura 2 de 17 Mensualidad Diciembre + examen 4 y 5 (22) +<text:span text:style-name="T3">IVA</text:span></text:p>
          </table:table-cell>
          <table:table-cell table:style-name="ce104" office:value-type="date" office:date-value="2015-12-10" calcext:value-type="date">
            <text:p>10/12/15</text:p>
          </table:table-cell>
          <table:table-cell office:value-type="currency" office:currency="MXN" office:value="18100.64" calcext:value-type="currency">
            <text:p>$18,100.64</text:p>
          </table:table-cell>
          <table:table-cell table:style-name="ce104" office:value-type="date" office:date-value="2016-02-05" calcext:value-type="date">
            <text:p>05/02/16</text:p>
          </table:table-cell>
          <table:table-cell office:value-type="string" calcext:value-type="string">
            <text:p><text:a xlink:href="../../../../../../Centrodeestudiosabie/Desktop/Entrega%20del%20Depto.%20de%20VINCULACIÓN/Alicia%20Isabel%20Hernandez%20Palma/Empresas/Magna%20COSMA-Prepa%20abierta/Facturas%20MAGNA%20COSMA/CCE070517DV3_A_97_Factura_20151210124615.pdf" xlink:type="simple">PDF</text:a></text:p>
          </table:table-cell>
          <table:table-cell office:value-type="string" calcext:value-type="string">
            <text:p><text:a xlink:href="../../../../../../Centrodeestudiosabie/Desktop/Entrega%20del%20Depto.%20de%20VINCULACIÓN/Alicia%20Isabel%20Hernandez%20Palma/Empresas/Magna%20COSMA-Prepa%20abierta/Facturas%20MAGNA%20COSMA/CCE070517DV3_A_97_Factura_20151210124615.xml" xlink:type="simple">XML</text:a></text:p>
          </table:table-cell>
          <table:table-cell table:style-name="ce113" table:number-columns-repeated="3"/>
          <table:table-cell table:number-columns-repeated="1013"/>
        </table:table-row>
        <table:table-row table:style-name="ro5">
          <table:table-cell office:value-type="string" calcext:value-type="string">
            <text:p>A-191</text:p>
          </table:table-cell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Factura 3 de 17 Mensualidad Enero <text:s/>Agregarle IVA</text:p>
          </table:table-cell>
          <table:table-cell office:value-type="string" calcext:value-type="string">
            <text:p>1DIC-15 ENE</text:p>
          </table:table-cell>
          <table:table-cell office:value-type="currency" office:currency="MXN" office:value="15080" calcext:value-type="currency">
            <text:p>$15,080.00</text:p>
          </table:table-cell>
          <table:table-cell/>
          <table:table-cell office:value-type="string" calcext:value-type="string">
            <text:p><text:a xlink:href="../../../../../../Centrodeestudiosabie/Desktop/CCE070517DV3_A_191_FAC_20170216_f19eca07-ce87-412a-bb94-fcd43c1b6f19(1).pdf" xlink:type="simple">PDF</text:a></text:p>
          </table:table-cell>
          <table:table-cell office:value-type="string" calcext:value-type="string">
            <text:p><text:a xlink:href="../../../../../../Centrodeestudiosabie/Desktop/CCE070517DV3_A_191_FAC_20170216_f19eca07-ce87-412a-bb94-fcd43c1b6f19.xml" xlink:type="simple">XML</text:a></text:p>
          </table:table-cell>
          <table:table-cell office:value-type="string" calcext:value-type="string">
            <text:p>A-171</text:p>
          </table:table-cell>
          <table:table-cell office:value-type="string" calcext:value-type="string">
            <text:p><text:a xlink:href="../../../../../../Centrodeestudiosabie/Desktop/CCE070517DV3_A_171_FAC_20161115_40DFB2B7-3CAC-45F8-B57D-101E7CC2ADDC.pdf" xlink:type="simple">PDF</text:a></text:p>
          </table:table-cell>
          <table:table-cell office:value-type="string" calcext:value-type="string">
            <text:p><text:a xlink:href="../../../../../../Centrodeestudiosabie/Desktop/CCE070517DV3_A_171_Factura_20161115115101.xml" xlink:type="simple">XML</text:a>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A-173</text:p>
          </table:table-cell>
          <table:table-cell table:style-name="ce104" office:value-type="date" office:date-value="2016-11-29" calcext:value-type="date">
            <text:p>29/11/16</text:p>
          </table:table-cell>
          <table:table-cell office:value-type="string" calcext:value-type="string">
            <text:p>Factura 4 de 17 Mensualidad Febrero + examen 6 (22) agregarle IVA</text:p>
          </table:table-cell>
          <table:table-cell office:value-type="string" calcext:value-type="string">
            <text:p>1ENE-15FEB</text:p>
          </table:table-cell>
          <table:table-cell office:value-type="currency" office:currency="MXN" office:value="16590" calcext:value-type="currency">
            <text:p>$16,590.00</text:p>
          </table:table-cell>
          <table:table-cell table:style-name="ce104" office:value-type="date" office:date-value="2016-11-04" calcext:value-type="date">
            <text:p>04/11/16</text:p>
          </table:table-cell>
          <table:table-cell office:value-type="string" calcext:value-type="string">
            <text:p><text:a xlink:href="../../../../../../Centrodeestudiosabie/Desktop/Entrega%20del%20Depto.%20de%20VINCULACIÓN/Alicia%20Isabel%20Hernandez%20Palma/Empresas/Magna%20COSMA-Prepa%20abierta/Facturas%20MAGNA%20COSMA/CCE070517DV3_A_173_Factura_20161129132602.pdf" xlink:type="simple">PDF</text:a></text:p>
          </table:table-cell>
          <table:table-cell office:value-type="string" calcext:value-type="string">
            <text:p><text:a xlink:href="../../../../../../Centrodeestudiosabie/Desktop/Entrega%20del%20Depto.%20de%20VINCULACIÓN/Alicia%20Isabel%20Hernandez%20Palma/Empresas/Magna%20COSMA-Prepa%20abierta/Facturas%20MAGNA%20COSMA/CCE070517DV3_A_173_Factura_20161129132602.xml" xlink:type="simple">XML</text:a></text:p>
          </table:table-cell>
          <table:table-cell table:style-name="ce113" table:number-columns-repeated="3"/>
          <table:table-cell table:number-columns-repeated="1013"/>
        </table:table-row>
        <table:table-row table:style-name="ro5">
          <table:table-cell table:style-name="ce99" office:value-type="string" calcext:value-type="string">
            <text:p>A-174</text:p>
          </table:table-cell>
          <table:table-cell table:style-name="ce104" office:value-type="date" office:date-value="2016-11-29" calcext:value-type="date">
            <text:p>29/11/16</text:p>
          </table:table-cell>
          <table:table-cell table:style-name="ce111" office:value-type="string" calcext:value-type="string">
            <text:p>Factura 5 de 17 Mensualidad Marzo + examen 7 y 8 (22) agragarle IVA</text:p>
          </table:table-cell>
          <table:table-cell table:style-name="ce99" office:value-type="string" calcext:value-type="string">
            <text:p>1FEB-15MAR</text:p>
          </table:table-cell>
          <table:table-cell table:style-name="ce129" office:value-type="currency" office:currency="MXN" office:value="18100" calcext:value-type="currency">
            <text:p>$18,100.00</text:p>
          </table:table-cell>
          <table:table-cell table:style-name="ce105" office:value-type="date" office:date-value="2016-11-04" calcext:value-type="date">
            <text:p>04/11/16</text:p>
          </table:table-cell>
          <table:table-cell table:style-name="ce99" office:value-type="string" calcext:value-type="string">
            <text:p><text:a xlink:href="../../../../../../Centrodeestudiosabie/Desktop/Entrega%20del%20Depto.%20de%20VINCULACIÓN/Alicia%20Isabel%20Hernandez%20Palma/Empresas/Magna%20COSMA-Prepa%20abierta/Facturas%20MAGNA%20COSMA/CCE070517DV3_A_174_Factura_20161129134644.pdf" xlink:type="simple">PDF</text:a></text:p>
          </table:table-cell>
          <table:table-cell table:style-name="ce99" office:value-type="string" calcext:value-type="string">
            <text:p><text:a xlink:href="../../../../../../Centrodeestudiosabie/Desktop/Entrega%20del%20Depto.%20de%20VINCULACIÓN/Alicia%20Isabel%20Hernandez%20Palma/Empresas/Magna%20COSMA-Prepa%20abierta/Facturas%20MAGNA%20COSMA/CCE070517DV3_A_174_Factura_20161129134644.xml" xlink:type="simple">XML</text:a></text:p>
          </table:table-cell>
          <table:table-cell table:style-name="ce135" table:number-columns-repeated="3"/>
          <table:table-cell table:style-name="ce120" table:number-columns-repeated="1013"/>
        </table:table-row>
        <table:table-row table:style-name="ro5">
          <table:table-cell office:value-type="string" calcext:value-type="string">
            <text:p>A-191</text:p>
          </table:table-cell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Factura 6 de 17 Mensualidad Abril + examen 9 y 10 (22) agregarle IVA <text:s text:c="12"/>Se genero nuevamente (cancelada)</text:p>
          </table:table-cell>
          <table:table-cell office:value-type="string" calcext:value-type="string">
            <text:p>1MAR-15ABR</text:p>
          </table:table-cell>
          <table:table-cell office:value-type="currency" office:currency="MXN" office:value="15604" calcext:value-type="currency">
            <text:p>$15,604.00</text:p>
          </table:table-cell>
          <table:table-cell/>
          <table:table-cell office:value-type="string" calcext:value-type="string">
            <text:p><text:a xlink:href="../../../../../../Centrodeestudiosabie/Desktop/CCE070517DV3_A_191_FAC_20170216_f19eca07-ce87-412a-bb94-fcd43c1b6f19(1).pdf" xlink:type="simple">PDF</text:a></text:p>
          </table:table-cell>
          <table:table-cell office:value-type="string" calcext:value-type="string">
            <text:p><text:a xlink:href="../../../../../../Centrodeestudiosabie/Desktop/CCE070517DV3_A_191_FAC_20170216_f19eca07-ce87-412a-bb94-fcd43c1b6f19.xml" xlink:type="simple">XML</text:a></text:p>
          </table:table-cell>
          <table:table-cell office:value-type="string" calcext:value-type="string">
            <text:p>A-171</text:p>
          </table:table-cell>
          <table:table-cell office:value-type="string" calcext:value-type="string">
            <text:p><text:a xlink:href="../../../../../../Centrodeestudiosabie/Desktop/CCE070517DV3_A_171_FAC_20161115_40DFB2B7-3CAC-45F8-B57D-101E7CC2ADDC.pdf" xlink:type="simple">PDF</text:a></text:p>
          </table:table-cell>
          <table:table-cell office:value-type="string" calcext:value-type="string">
            <text:p><text:a xlink:href="../../../../../../Centrodeestudiosabie/Desktop/CCE070517DV3_A_171_Factura_20161115115101.xml" xlink:type="simple">XML</text:a>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A-191</text:p>
          </table:table-cell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Factura 7 de 17 Mensualidad Mayo <text:s/>agregarle IVA <text:s text:c="42"/>Se genero nuevamente (cancelada)</text:p>
          </table:table-cell>
          <table:table-cell office:value-type="string" calcext:value-type="string">
            <text:p>1ABRI-15MAY</text:p>
          </table:table-cell>
          <table:table-cell office:value-type="currency" office:currency="MXN" office:value="13000" calcext:value-type="currency">
            <text:p>$13,000.00</text:p>
          </table:table-cell>
          <table:table-cell table:style-name="ce131"/>
          <table:table-cell office:value-type="string" calcext:value-type="string">
            <text:p><text:a xlink:href="../../../../../../Centrodeestudiosabie/Desktop/CCE070517DV3_A_191_FAC_20170216_f19eca07-ce87-412a-bb94-fcd43c1b6f19(1).pdf" xlink:type="simple">PDF</text:a></text:p>
          </table:table-cell>
          <table:table-cell office:value-type="string" calcext:value-type="string">
            <text:p><text:a xlink:href="../../../../../../Centrodeestudiosabie/Desktop/CCE070517DV3_A_191_FAC_20170216_f19eca07-ce87-412a-bb94-fcd43c1b6f19.xml" xlink:type="simple">XML</text:a></text:p>
          </table:table-cell>
          <table:table-cell office:value-type="string" calcext:value-type="string">
            <text:p>A-171</text:p>
          </table:table-cell>
          <table:table-cell office:value-type="string" calcext:value-type="string">
            <text:p><text:a xlink:href="../../../../../../Centrodeestudiosabie/Desktop/CCE070517DV3_A_171_FAC_20161115_40DFB2B7-3CAC-45F8-B57D-101E7CC2ADDC.pdf" xlink:type="simple">PDF</text:a></text:p>
          </table:table-cell>
          <table:table-cell office:value-type="string" calcext:value-type="string">
            <text:p><text:a xlink:href="../../../../../../Centrodeestudiosabie/Desktop/CCE070517DV3_A_171_Factura_20161115115101.xml" xlink:type="simple">XML</text:a>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A-191</text:p>
          </table:table-cell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Factura 8 de 17 Mensualidad Junio + examen 11 y 12 (22) agregarle IVA <text:s text:c="10"/>Se genero nuevamente (cancelada)</text:p>
          </table:table-cell>
          <table:table-cell office:value-type="string" calcext:value-type="string">
            <text:p>1MAY-15JUN</text:p>
          </table:table-cell>
          <table:table-cell office:value-type="currency" office:currency="MXN" office:value="15604" calcext:value-type="currency">
            <text:p>$15,604.00</text:p>
          </table:table-cell>
          <table:table-cell/>
          <table:table-cell office:value-type="string" calcext:value-type="string">
            <text:p><text:a xlink:href="../../../../../../Centrodeestudiosabie/Desktop/CCE070517DV3_A_191_FAC_20170216_f19eca07-ce87-412a-bb94-fcd43c1b6f19(1).pdf" xlink:type="simple">PDF</text:a></text:p>
          </table:table-cell>
          <table:table-cell office:value-type="string" calcext:value-type="string">
            <text:p><text:a xlink:href="../../../../../../Centrodeestudiosabie/Desktop/CCE070517DV3_A_191_FAC_20170216_f19eca07-ce87-412a-bb94-fcd43c1b6f19.xml" xlink:type="simple">XML</text:a></text:p>
          </table:table-cell>
          <table:table-cell office:value-type="string" calcext:value-type="string">
            <text:p>A-171</text:p>
          </table:table-cell>
          <table:table-cell office:value-type="string" calcext:value-type="string">
            <text:p><text:a xlink:href="../../../../../../Centrodeestudiosabie/Desktop/CCE070517DV3_A_171_FAC_20161115_40DFB2B7-3CAC-45F8-B57D-101E7CC2ADDC.pdf" xlink:type="simple">PDF</text:a></text:p>
          </table:table-cell>
          <table:table-cell office:value-type="string" calcext:value-type="string">
            <text:p><text:a xlink:href="../../../../../../Centrodeestudiosabie/Desktop/CCE070517DV3_A_171_Factura_20161115115101.xml" xlink:type="simple">XML</text:a>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A-191</text:p>
          </table:table-cell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Factura 9 de 17 Mensualidad Julio + examen 13 (22) agregarle IVA <text:s text:c="18"/>Se genero nuevamente (cancelada)</text:p>
          </table:table-cell>
          <table:table-cell office:value-type="string" calcext:value-type="string">
            <text:p>1JUN-15JUL</text:p>
          </table:table-cell>
          <table:table-cell office:value-type="currency" office:currency="MXN" office:value="14302" calcext:value-type="currency">
            <text:p>$14,302.00</text:p>
          </table:table-cell>
          <table:table-cell/>
          <table:table-cell office:value-type="string" calcext:value-type="string">
            <text:p><text:a xlink:href="../../../../../../Centrodeestudiosabie/Desktop/CCE070517DV3_A_191_FAC_20170216_f19eca07-ce87-412a-bb94-fcd43c1b6f19(1).pdf" xlink:type="simple">PDF</text:a></text:p>
          </table:table-cell>
          <table:table-cell office:value-type="string" calcext:value-type="string">
            <text:p><text:a xlink:href="../../../../../../Centrodeestudiosabie/Desktop/CCE070517DV3_A_191_FAC_20170216_f19eca07-ce87-412a-bb94-fcd43c1b6f19.xml" xlink:type="simple">XML</text:a></text:p>
          </table:table-cell>
          <table:table-cell office:value-type="string" calcext:value-type="string">
            <text:p>A-171</text:p>
          </table:table-cell>
          <table:table-cell office:value-type="string" calcext:value-type="string">
            <text:p><text:a xlink:href="../../../../../../Centrodeestudiosabie/Desktop/CCE070517DV3_A_171_FAC_20161115_40DFB2B7-3CAC-45F8-B57D-101E7CC2ADDC.pdf" xlink:type="simple">PDF</text:a></text:p>
          </table:table-cell>
          <table:table-cell office:value-type="string" calcext:value-type="string">
            <text:p><text:a xlink:href="../../../../../../Centrodeestudiosabie/Desktop/CCE070517DV3_A_171_Factura_20161115115101.xml" xlink:type="simple">XML</text:a>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A-191</text:p>
          </table:table-cell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Factura 10 de 17 Mensualidad Agosto + examen 14 (22) agregarle IVA <text:s text:c="13"/>Se genero nuevamente (cancelada)</text:p>
          </table:table-cell>
          <table:table-cell office:value-type="string" calcext:value-type="string">
            <text:p>1JUL-15AGO</text:p>
          </table:table-cell>
          <table:table-cell office:value-type="currency" office:currency="MXN" office:value="14302" calcext:value-type="currency">
            <text:p>$14,302.00</text:p>
          </table:table-cell>
          <table:table-cell/>
          <table:table-cell office:value-type="string" calcext:value-type="string">
            <text:p><text:a xlink:href="../../../../../../Centrodeestudiosabie/Desktop/CCE070517DV3_A_191_FAC_20170216_f19eca07-ce87-412a-bb94-fcd43c1b6f19(1).pdf" xlink:type="simple">PDF</text:a></text:p>
          </table:table-cell>
          <table:table-cell office:value-type="string" calcext:value-type="string">
            <text:p><text:a xlink:href="../../../../../../Centrodeestudiosabie/Desktop/CCE070517DV3_A_191_FAC_20170216_f19eca07-ce87-412a-bb94-fcd43c1b6f19.xml" xlink:type="simple">XML</text:a></text:p>
          </table:table-cell>
          <table:table-cell office:value-type="string" calcext:value-type="string">
            <text:p>A-171</text:p>
          </table:table-cell>
          <table:table-cell office:value-type="string" calcext:value-type="string">
            <text:p><text:a xlink:href="../../../../../../Centrodeestudiosabie/Desktop/CCE070517DV3_A_171_FAC_20161115_40DFB2B7-3CAC-45F8-B57D-101E7CC2ADDC.pdf" xlink:type="simple">PDF</text:a></text:p>
          </table:table-cell>
          <table:table-cell office:value-type="string" calcext:value-type="string">
            <text:p><text:a xlink:href="../../../../../../Centrodeestudiosabie/Desktop/CCE070517DV3_A_171_Factura_20161115115101.xml" xlink:type="simple">XML</text:a>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A-191</text:p>
          </table:table-cell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Factura 11 de 17 Mensualidad Septiembre + examen 15 (22) agregarle IVA <text:s text:c="7"/>Se genero nuevamente (cancelada)</text:p>
          </table:table-cell>
          <table:table-cell office:value-type="string" calcext:value-type="string">
            <text:p>1AGO-15SEP</text:p>
          </table:table-cell>
          <table:table-cell office:value-type="currency" office:currency="MXN" office:value="14302" calcext:value-type="currency">
            <text:p>$14,302.00</text:p>
          </table:table-cell>
          <table:table-cell/>
          <table:table-cell office:value-type="string" calcext:value-type="string">
            <text:p><text:a xlink:href="../../../../../../Centrodeestudiosabie/Desktop/CCE070517DV3_A_191_FAC_20170216_f19eca07-ce87-412a-bb94-fcd43c1b6f19(1).pdf" xlink:type="simple">PDF</text:a></text:p>
          </table:table-cell>
          <table:table-cell office:value-type="string" calcext:value-type="string">
            <text:p><text:a xlink:href="../../../../../../Centrodeestudiosabie/Desktop/CCE070517DV3_A_191_FAC_20170216_f19eca07-ce87-412a-bb94-fcd43c1b6f19.xml" xlink:type="simple">XML</text:a></text:p>
          </table:table-cell>
          <table:table-cell office:value-type="string" calcext:value-type="string">
            <text:p>A-171</text:p>
          </table:table-cell>
          <table:table-cell office:value-type="string" calcext:value-type="string">
            <text:p><text:a xlink:href="../../../../../../Centrodeestudiosabie/Desktop/CCE070517DV3_A_171_FAC_20161115_40DFB2B7-3CAC-45F8-B57D-101E7CC2ADDC.pdf" xlink:type="simple">PDF</text:a></text:p>
          </table:table-cell>
          <table:table-cell office:value-type="string" calcext:value-type="string">
            <text:p><text:a xlink:href="../../../../../../Centrodeestudiosabie/Desktop/CCE070517DV3_A_171_Factura_20161115115101.xml" xlink:type="simple">XML</text:a>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A-191</text:p>
          </table:table-cell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Factura 12 de 17 Mensualidad Octubre + examen 16 y 17 (22) agregarle IVA <text:s text:c="5"/>Se genero nuevamente (cancelada)</text:p>
          </table:table-cell>
          <table:table-cell office:value-type="string" calcext:value-type="string">
            <text:p>1SEP-15OCT</text:p>
          </table:table-cell>
          <table:table-cell office:value-type="currency" office:currency="MXN" office:value="15604" calcext:value-type="currency">
            <text:p>$15,604.00</text:p>
          </table:table-cell>
          <table:table-cell/>
          <table:table-cell office:value-type="string" calcext:value-type="string">
            <text:p><text:a xlink:href="../../../../../../Centrodeestudiosabie/Desktop/CCE070517DV3_A_191_FAC_20170216_f19eca07-ce87-412a-bb94-fcd43c1b6f19(1).pdf" xlink:type="simple">PDF</text:a></text:p>
          </table:table-cell>
          <table:table-cell office:value-type="string" calcext:value-type="string">
            <text:p><text:a xlink:href="../../../../../../Centrodeestudiosabie/Desktop/CCE070517DV3_A_191_FAC_20170216_f19eca07-ce87-412a-bb94-fcd43c1b6f19.xml" xlink:type="simple">XML</text:a></text:p>
          </table:table-cell>
          <table:table-cell office:value-type="string" calcext:value-type="string">
            <text:p>A-171</text:p>
          </table:table-cell>
          <table:table-cell office:value-type="string" calcext:value-type="string">
            <text:p><text:a xlink:href="../../../../../../Centrodeestudiosabie/Desktop/CCE070517DV3_A_171_FAC_20161115_40DFB2B7-3CAC-45F8-B57D-101E7CC2ADDC.pdf" xlink:type="simple">PDF</text:a></text:p>
          </table:table-cell>
          <table:table-cell office:value-type="string" calcext:value-type="string">
            <text:p><text:a xlink:href="../../../../../../Centrodeestudiosabie/Desktop/CCE070517DV3_A_171_Factura_20161115115101.xml" xlink:type="simple">XML</text:a>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A-191</text:p>
          </table:table-cell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Factura 13 de 17 Mensualidad Noviembre + examen 18 (22) agregarle IVA <text:s text:c="8"/>Se genero nuevamente (cancelada)</text:p>
          </table:table-cell>
          <table:table-cell office:value-type="string" calcext:value-type="string">
            <text:p>1OCT-15NOV</text:p>
          </table:table-cell>
          <table:table-cell office:value-type="currency" office:currency="MXN" office:value="14302" calcext:value-type="currency">
            <text:p>$14,302.00</text:p>
          </table:table-cell>
          <table:table-cell/>
          <table:table-cell office:value-type="string" calcext:value-type="string">
            <text:p><text:a xlink:href="../../../../../../Centrodeestudiosabie/Desktop/CCE070517DV3_A_191_FAC_20170216_f19eca07-ce87-412a-bb94-fcd43c1b6f19(1).pdf" xlink:type="simple">PDF</text:a></text:p>
          </table:table-cell>
          <table:table-cell office:value-type="string" calcext:value-type="string">
            <text:p><text:a xlink:href="../../../../../../Centrodeestudiosabie/Desktop/CCE070517DV3_A_191_FAC_20170216_f19eca07-ce87-412a-bb94-fcd43c1b6f19.xml" xlink:type="simple">XML</text:a></text:p>
          </table:table-cell>
          <table:table-cell office:value-type="string" calcext:value-type="string">
            <text:p>A-171</text:p>
          </table:table-cell>
          <table:table-cell office:value-type="string" calcext:value-type="string">
            <text:p><text:a xlink:href="../../../../../../Centrodeestudiosabie/Desktop/CCE070517DV3_A_171_FAC_20161115_40DFB2B7-3CAC-45F8-B57D-101E7CC2ADDC.pdf" xlink:type="simple">PDF</text:a></text:p>
          </table:table-cell>
          <table:table-cell office:value-type="string" calcext:value-type="string">
            <text:p><text:a xlink:href="../../../../../../Centrodeestudiosabie/Desktop/CCE070517DV3_A_171_Factura_20161115115101.xml" xlink:type="simple">XML</text:a>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A-191</text:p>
          </table:table-cell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Factura 14 de 17 Mensualidad Diciembre + examen 19 y 20 (22) agregarle IVA <text:s text:c="2"/>Se genero nuevamente (cancelada)</text:p>
          </table:table-cell>
          <table:table-cell office:value-type="string" calcext:value-type="string">
            <text:p>1NOV-15DIC</text:p>
          </table:table-cell>
          <table:table-cell office:value-type="currency" office:currency="MXN" office:value="15604" calcext:value-type="currency">
            <text:p>$15,604.00</text:p>
          </table:table-cell>
          <table:table-cell/>
          <table:table-cell office:value-type="string" calcext:value-type="string">
            <text:p><text:a xlink:href="../../../../../../Centrodeestudiosabie/Desktop/CCE070517DV3_A_191_FAC_20170216_f19eca07-ce87-412a-bb94-fcd43c1b6f19(1).pdf" xlink:type="simple">PDF</text:a></text:p>
          </table:table-cell>
          <table:table-cell office:value-type="string" calcext:value-type="string">
            <text:p><text:a xlink:href="../../../../../../Centrodeestudiosabie/Desktop/CCE070517DV3_A_191_FAC_20170216_f19eca07-ce87-412a-bb94-fcd43c1b6f19.xml" xlink:type="simple">XML</text:a></text:p>
          </table:table-cell>
          <table:table-cell office:value-type="string" calcext:value-type="string">
            <text:p>A-171</text:p>
          </table:table-cell>
          <table:table-cell office:value-type="string" calcext:value-type="string">
            <text:p><text:a xlink:href="../../../../../../Centrodeestudiosabie/Desktop/CCE070517DV3_A_171_FAC_20161115_40DFB2B7-3CAC-45F8-B57D-101E7CC2ADDC.pdf" xlink:type="simple">PDF</text:a></text:p>
          </table:table-cell>
          <table:table-cell office:value-type="string" calcext:value-type="string">
            <text:p><text:a xlink:href="../../../../../../Centrodeestudiosabie/Desktop/CCE070517DV3_A_171_Factura_20161115115101.xml" xlink:type="simple">XML</text:a>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A-191</text:p>
          </table:table-cell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Factura 15 de 17 Mensualidad Enero agregarle IVA <text:s text:c="42"/>Se genero nuevamente (cancelada)</text:p>
          </table:table-cell>
          <table:table-cell office:value-type="string" calcext:value-type="string">
            <text:p>1DIC-15ENE</text:p>
          </table:table-cell>
          <table:table-cell office:value-type="currency" office:currency="MXN" office:value="13000" calcext:value-type="currency">
            <text:p>$13,000.00</text:p>
          </table:table-cell>
          <table:table-cell/>
          <table:table-cell office:value-type="string" calcext:value-type="string">
            <text:p><text:a xlink:href="../../../../../../Centrodeestudiosabie/Desktop/CCE070517DV3_A_191_FAC_20170216_f19eca07-ce87-412a-bb94-fcd43c1b6f19(1).pdf" xlink:type="simple">PDF</text:a></text:p>
          </table:table-cell>
          <table:table-cell office:value-type="string" calcext:value-type="string">
            <text:p><text:a xlink:href="../../../../../../Centrodeestudiosabie/Desktop/CCE070517DV3_A_191_FAC_20170216_f19eca07-ce87-412a-bb94-fcd43c1b6f19.xml" xlink:type="simple">XML</text:a></text:p>
          </table:table-cell>
          <table:table-cell office:value-type="string" calcext:value-type="string">
            <text:p>A-171</text:p>
          </table:table-cell>
          <table:table-cell office:value-type="string" calcext:value-type="string">
            <text:p><text:a xlink:href="../../../../../../Centrodeestudiosabie/Desktop/CCE070517DV3_A_171_FAC_20161115_40DFB2B7-3CAC-45F8-B57D-101E7CC2ADDC.pdf" xlink:type="simple">PDF</text:a></text:p>
          </table:table-cell>
          <table:table-cell office:value-type="string" calcext:value-type="string">
            <text:p><text:a xlink:href="../../../../../../Centrodeestudiosabie/Desktop/CCE070517DV3_A_171_Factura_20161115115101.xml" xlink:type="simple">XML</text:a>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A-191</text:p>
          </table:table-cell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Factura 16 de 17 Mensualidad Febrero + examen 21 (22) agregarle IVA <text:s text:c="13"/>Se genero nuevamente (cancelada)</text:p>
          </table:table-cell>
          <table:table-cell office:value-type="string" calcext:value-type="string">
            <text:p>1ENE-15FEB</text:p>
          </table:table-cell>
          <table:table-cell office:value-type="currency" office:currency="MXN" office:value="14302" calcext:value-type="currency">
            <text:p>$14,302.00</text:p>
          </table:table-cell>
          <table:table-cell/>
          <table:table-cell office:value-type="string" calcext:value-type="string">
            <text:p><text:a xlink:href="../../../../../../Centrodeestudiosabie/Desktop/CCE070517DV3_A_191_FAC_20170216_f19eca07-ce87-412a-bb94-fcd43c1b6f19(1).pdf" xlink:type="simple">PDF</text:a></text:p>
          </table:table-cell>
          <table:table-cell office:value-type="string" calcext:value-type="string">
            <text:p><text:a xlink:href="../../../../../../Centrodeestudiosabie/Desktop/CCE070517DV3_A_191_FAC_20170216_f19eca07-ce87-412a-bb94-fcd43c1b6f19.xml" xlink:type="simple">XML</text:a></text:p>
          </table:table-cell>
          <table:table-cell office:value-type="string" calcext:value-type="string">
            <text:p>A-171</text:p>
          </table:table-cell>
          <table:table-cell office:value-type="string" calcext:value-type="string">
            <text:p><text:a xlink:href="../../../../../../Centrodeestudiosabie/Desktop/CCE070517DV3_A_171_FAC_20161115_40DFB2B7-3CAC-45F8-B57D-101E7CC2ADDC.pdf" xlink:type="simple">PDF</text:a></text:p>
          </table:table-cell>
          <table:table-cell office:value-type="string" calcext:value-type="string">
            <text:p><text:a xlink:href="../../../../../../Centrodeestudiosabie/Desktop/CCE070517DV3_A_171_Factura_20161115115101.xml" xlink:type="simple">XML</text:a>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A-191</text:p>
          </table:table-cell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Factura 17 de 17 Mensualidad Marzo + examen 22 (22) agregarle IVA <text:s text:c="15"/>Se genero nuevamente (cancelada)</text:p>
          </table:table-cell>
          <table:table-cell office:value-type="string" calcext:value-type="string">
            <text:p>1FEB-15MAR</text:p>
          </table:table-cell>
          <table:table-cell office:value-type="currency" office:currency="MXN" office:value="14302" calcext:value-type="currency">
            <text:p>$14,302.00</text:p>
          </table:table-cell>
          <table:table-cell/>
          <table:table-cell office:value-type="string" calcext:value-type="string">
            <text:p><text:a xlink:href="../../../../../../Centrodeestudiosabie/Desktop/CCE070517DV3_A_191_FAC_20170216_f19eca07-ce87-412a-bb94-fcd43c1b6f19(1).pdf" xlink:type="simple">PDF</text:a></text:p>
          </table:table-cell>
          <table:table-cell office:value-type="string" calcext:value-type="string">
            <text:p><text:a xlink:href="../../../../../../Centrodeestudiosabie/Desktop/CCE070517DV3_A_191_FAC_20170216_f19eca07-ce87-412a-bb94-fcd43c1b6f19.xml" xlink:type="simple">XML</text:a></text:p>
          </table:table-cell>
          <table:table-cell office:value-type="string" calcext:value-type="string">
            <text:p>A-171</text:p>
          </table:table-cell>
          <table:table-cell office:value-type="string" calcext:value-type="string">
            <text:p><text:a xlink:href="../../../../../../Centrodeestudiosabie/Desktop/CCE070517DV3_A_171_FAC_20161115_40DFB2B7-3CAC-45F8-B57D-101E7CC2ADDC.pdf" xlink:type="simple">PDF</text:a></text:p>
          </table:table-cell>
          <table:table-cell office:value-type="string" calcext:value-type="string">
            <text:p><text:a xlink:href="../../../../../../Centrodeestudiosabie/Desktop/CCE070517DV3_A_171_Factura_20161115115101.xml" xlink:type="simple">XML</text:a>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A-191</text:p>
          </table:table-cell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Factura 18 de 18 Mensualidad Marzo + examen 22 (22) agregarle IVA <text:s text:c="15"/>Se genero nuevamente (cancelada)</text:p>
          </table:table-cell>
          <table:table-cell table:style-name="ce108"/>
          <table:table-cell office:value-type="currency" office:currency="MXN" office:value="13000" calcext:value-type="currency">
            <text:p>$13,000.00</text:p>
          </table:table-cell>
          <table:table-cell/>
          <table:table-cell office:value-type="string" calcext:value-type="string">
            <text:p><text:a xlink:href="../../../../../../Centrodeestudiosabie/Desktop/CCE070517DV3_A_191_FAC_20170216_f19eca07-ce87-412a-bb94-fcd43c1b6f19(1).pdf" xlink:type="simple">PDF</text:a></text:p>
          </table:table-cell>
          <table:table-cell office:value-type="string" calcext:value-type="string">
            <text:p><text:a xlink:href="../../../../../../Centrodeestudiosabie/Desktop/CCE070517DV3_A_191_FAC_20170216_f19eca07-ce87-412a-bb94-fcd43c1b6f19.xml" xlink:type="simple">XML</text:a></text:p>
          </table:table-cell>
          <table:table-cell office:value-type="string" calcext:value-type="string">
            <text:p>A-171</text:p>
          </table:table-cell>
          <table:table-cell office:value-type="string" calcext:value-type="string">
            <text:p><text:a xlink:href="../../../../../../Centrodeestudiosabie/Desktop/CCE070517DV3_A_171_FAC_20161115_40DFB2B7-3CAC-45F8-B57D-101E7CC2ADDC.pdf" xlink:type="simple">PDF</text:a></text:p>
          </table:table-cell>
          <table:table-cell office:value-type="string" calcext:value-type="string">
            <text:p><text:a xlink:href="../../../../../../Centrodeestudiosabie/Desktop/CCE070517DV3_A_171_Factura_20161115115101.xml" xlink:type="simple">XML</text:a>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A-194</text:p>
          </table:table-cell>
          <table:table-cell office:value-type="date" office:date-value="2017-03-22" calcext:value-type="date">
            <text:p>22/03/17</text:p>
          </table:table-cell>
          <table:table-cell table:style-name="ce125" office:value-type="string" calcext:value-type="string">
            <text:p>FACTURA CANCELADA</text:p>
          </table:table-cell>
          <table:table-cell table:style-name="ce108"/>
          <table:table-cell office:value-type="currency" office:currency="MXN" office:value="208220" calcext:value-type="currency">
            <text:p>$208,220.00</text:p>
          </table:table-cell>
          <table:table-cell/>
          <table:table-cell office:value-type="string" calcext:value-type="string">
            <text:p><text:a xlink:href="../MAGNA-COSMA%20-ENTREGA/ceab-cancelada-241535.20pesos-22marzo2017-CCE070517DV3_A_194_FAC_20170322_96b8eacc-05cb-42ae-9d99-254e048d5ca3.pdf" xlink:type="simple">PDF</text:a></text:p>
          </table:table-cell>
          <table:table-cell office:value-type="string" calcext:value-type="string">
            <text:p><text:a xlink:href="../MAGNA-COSMA%20-ENTREGA/ceab-cancelada-241535.20pesos-22marzo2017-CCE070517DV3_A_194_FAC_20170322_96b8eacc-05cb-42ae-9d99-254e048d5ca3.xml" xlink:type="simple">XML</text:a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A-195</text:p>
          </table:table-cell>
          <table:table-cell office:value-type="date" office:date-value="2017-03-22" calcext:value-type="date">
            <text:p>22/03/17</text:p>
          </table:table-cell>
          <table:table-cell table:style-name="ce126" office:value-type="string" calcext:value-type="string">
            <text:p>MENSUALIDAD 3, EXAM 7 Y 8 + IVA</text:p>
          </table:table-cell>
          <table:table-cell table:style-name="ce108"/>
          <table:table-cell office:value-type="currency" office:currency="MXN" office:value="15280" calcext:value-type="currency">
            <text:p>$15,280.00</text:p>
          </table:table-cell>
          <table:table-cell table:style-name="ce132" office:value-type="string" calcext:value-type="string">
            <text:p>PAGO PENDIENTE</text:p>
          </table:table-cell>
          <table:table-cell office:value-type="string" calcext:value-type="string">
            <text:p><text:a xlink:href="../MAGNA-COSMA%20-ENTREGA/ceab-17724.80pesos-22marzo2017-CCE070517DV3_A_195_FAC_20170322_8159b2e6-3035-462e-acd1-189d8541d21f.pdf" xlink:type="simple">PDF</text:a></text:p>
          </table:table-cell>
          <table:table-cell office:value-type="string" calcext:value-type="string">
            <text:p><text:a xlink:href="../MAGNA-COSMA%20-ENTREGA/ceab-17724.80pesos-22marzo2017-CCE070517DV3_A_195_FAC_20170322_8159b2e6-3035-462e-acd1-189d8541d21f.xml" xlink:type="simple">XML</text:a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A-196</text:p>
          </table:table-cell>
          <table:table-cell office:value-type="date" office:date-value="2017-03-22" calcext:value-type="date">
            <text:p>22/03/17</text:p>
          </table:table-cell>
          <table:table-cell table:style-name="ce126" office:value-type="string" calcext:value-type="string">
            <text:p>MENSUALIDAD 6, EXAM 13 Y 14 + IVA</text:p>
          </table:table-cell>
          <table:table-cell table:style-name="ce108"/>
          <table:table-cell office:value-type="currency" office:currency="MXN" office:value="15280" calcext:value-type="currency">
            <text:p>$15,280.00</text:p>
          </table:table-cell>
          <table:table-cell table:style-name="ce132" office:value-type="string" calcext:value-type="string">
            <text:p>PAGO PENDIENTE</text:p>
          </table:table-cell>
          <table:table-cell office:value-type="string" calcext:value-type="string">
            <text:p><text:a xlink:href="../MAGNA-COSMA%20-ENTREGA/ceab-17724.80pesos-22marzo2017-CCE070517DV3_A_196_FAC_20170322_2f53d24c-e47a-43fa-9c93-37d90fcd6a19.pdf" xlink:type="simple">PDF</text:a></text:p>
          </table:table-cell>
          <table:table-cell office:value-type="string" calcext:value-type="string">
            <text:p><text:a xlink:href="../MAGNA-COSMA%20-ENTREGA/ceab-17724.80pesos-22marzo2017-CCE070517DV3_A_196_FAC_20170322_2f53d24c-e47a-43fa-9c93-37d90fcd6a19.xml" xlink:type="simple">XML</text:a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A-197</text:p>
          </table:table-cell>
          <table:table-cell office:value-type="date" office:date-value="2017-03-22" calcext:value-type="date">
            <text:p>22/03/17</text:p>
          </table:table-cell>
          <table:table-cell table:style-name="ce126" office:value-type="string" calcext:value-type="string">
            <text:p>MENSUALIDAD 7, 8, 9, 10, 11, EXAM 15 AL 23 <text:s/>+ <text:s/>IVA</text:p>
          </table:table-cell>
          <table:table-cell table:style-name="ce108"/>
          <table:table-cell office:value-type="currency" office:currency="MXN" office:value="76400" calcext:value-type="currency">
            <text:p>$76,400.00</text:p>
          </table:table-cell>
          <table:table-cell table:style-name="ce133" office:value-type="date" office:date-value="2017-05-12" calcext:value-type="date">
            <text:p>12/05/17</text:p>
          </table:table-cell>
          <table:table-cell office:value-type="string" calcext:value-type="string">
            <text:p><text:a xlink:href="../MAGNA-COSMA%20-ENTREGA/ceab-88624pesos-22marzo2017-CCE070517DV3_A_197_FAC_20170322_9258c194-7879-41cd-a4a0-5d761e009a80.pdf" xlink:type="simple">PDF</text:a></text:p>
          </table:table-cell>
          <table:table-cell office:value-type="string" calcext:value-type="string">
            <text:p><text:a xlink:href="../MAGNA-COSMA%20-ENTREGA/ceab-88624pesos-22marzo2017-CCE070517DV3_A_197_FAC_20170322_9258c194-7879-41cd-a4a0-5d761e009a80.xml" xlink:type="simple">XML</text:a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A-198</text:p>
          </table:table-cell>
          <table:table-cell office:value-type="date" office:date-value="2017-03-22" calcext:value-type="date">
            <text:p>22/03/17</text:p>
          </table:table-cell>
          <table:table-cell office:value-type="string" calcext:value-type="string">
            <text:p>MENSUALIDAD 12,13,14,15,16,17,18, EXAM 24 AL 33 <text:s/>+ <text:s/>IVA</text:p>
          </table:table-cell>
          <table:table-cell table:style-name="ce108"/>
          <table:table-cell office:value-type="currency" office:currency="MXN" office:value="101260" calcext:value-type="currency">
            <text:p>$101,260.00</text:p>
          </table:table-cell>
          <table:table-cell table:style-name="ce133" office:value-type="date" office:date-value="2017-05-12" calcext:value-type="date">
            <text:p>12/05/17</text:p>
          </table:table-cell>
          <table:table-cell office:value-type="string" calcext:value-type="string">
            <text:p><text:a xlink:href="../MAGNA-COSMA%20-ENTREGA/ceab-117461.60pesos-22marzo2017-CCE070517DV3_A_198_FAC_20170322_ce8fe739-fab5-4fe8-a901-00cd9b03ecf6.pdf" xlink:type="simple">PDF</text:a></text:p>
          </table:table-cell>
          <table:table-cell office:value-type="string" calcext:value-type="string">
            <text:p><text:a xlink:href="../MAGNA-COSMA%20-ENTREGA/ceab-117461.60pesos-22marzo2017-CCE070517DV3_A_198_FAC_20170322_ce8fe739-fab5-4fe8-a901-00cd9b03ecf6.xml" xlink:type="simple">XML</text:a></text:p>
          </table:table-cell>
          <table:table-cell table:number-columns-repeated="1016"/>
        </table:table-row>
        <table:table-row table:style-name="ro5" table:number-rows-repeated="3">
          <table:table-cell table:number-columns-repeated="3"/>
          <table:table-cell table:style-name="ce108"/>
          <table:table-cell/>
          <table:table-cell table:style-name="ce108"/>
          <table:table-cell table:number-columns-repeated="1018"/>
        </table:table-row>
        <table:table-row table:style-name="ro5">
          <table:table-cell office:value-type="string" calcext:value-type="string">
            <text:p>A-191</text:p>
          </table:table-cell>
          <table:table-cell office:value-type="date" office:date-value="2017-02-16" calcext:value-type="date">
            <text:p>16/02/17</text:p>
          </table:table-cell>
          <table:table-cell table:style-name="ce127" office:value-type="string" calcext:value-type="string">
            <text:p>CONCLUYEN CURSO EN MARZO DE 2017</text:p>
          </table:table-cell>
          <table:table-cell table:style-name="ce127"/>
          <table:table-cell table:style-name="ce108" table:number-columns-repeated="2"/>
          <table:table-cell table:number-columns-repeated="3"/>
          <table:table-cell table:style-name="ce113" table:number-columns-repeated="2"/>
          <table:table-cell table:number-columns-repeated="1013"/>
        </table:table-row>
        <table:table-row table:style-name="ro5">
          <table:table-cell table:style-name="Default" table:number-columns-repeated="11"/>
          <table:table-cell table:number-columns-repeated="1013"/>
        </table:table-row>
        <table:table-row table:style-name="ro5">
          <table:table-cell table:style-name="Default" table:number-columns-repeated="2"/>
          <table:table-cell table:style-name="Default" office:value-type="string" calcext:value-type="string">
            <text:p>Costo de exámenes: $62.00</text:p>
          </table:table-cell>
          <table:table-cell table:style-name="Default" table:number-columns-repeated="8"/>
          <table:table-cell table:number-columns-repeated="1013"/>
        </table:table-row>
        <table:table-row table:style-name="ro5">
          <table:table-cell table:style-name="Default" table:number-columns-repeated="2"/>
          <table:table-cell table:style-name="Default" office:value-type="string" calcext:value-type="string">
            <text:p>Colegiatura:$650</text:p>
          </table:table-cell>
          <table:table-cell table:style-name="Default" table:number-columns-repeated="8"/>
          <table:table-cell table:number-columns-repeated="1013"/>
        </table:table-row>
        <table:table-row table:style-name="ro5">
          <table:table-cell table:style-name="Default" table:number-columns-repeated="2"/>
          <table:table-cell table:style-name="Default" office:value-type="string" calcext:value-type="string">
            <text:p>21 alumnos y un becado, pagan 20</text:p>
          </table:table-cell>
          <table:table-cell table:style-name="Default" table:number-columns-repeated="8"/>
          <table:table-cell table:number-columns-repeated="1013"/>
        </table:table-row>
      </table:table>
      <table:table table:name="Interceramic" table:style-name="ta1">
        <table:table-column table:style-name="co1" table:default-cell-style-name="ce7"/>
        <table:table-column table:style-name="co14" table:default-cell-style-name="ce12"/>
        <table:table-column table:style-name="co15" table:default-cell-style-name="ce18"/>
        <table:table-column table:style-name="co16" table:default-cell-style-name="ce21"/>
        <table:table-column table:style-name="co17" table:default-cell-style-name="ce12"/>
        <table:table-column table:style-name="co18" table:default-cell-style-name="ce7"/>
        <table:table-column table:style-name="co19" table:default-cell-style-name="ce7"/>
        <table:table-column table:style-name="co20" table:default-cell-style-name="Default"/>
        <table:table-column table:style-name="co4" table:number-columns-repeated="1016" table:default-cell-style-name="Default"/>
        <table:table-row table:style-name="ro6">
          <table:table-cell table:style-name="ce40" office:value-type="string" calcext:value-type="string" table:number-columns-spanned="7" table:number-rows-spanned="1">
            <text:p>INTERCERAMIC (REFERENCIA 3368)</text:p>
          </table:table-cell>
          <table:covered-table-cell table:number-columns-repeated="6" table:style-name="ce8"/>
          <table:table-cell table:style-name="ce55" office:value-type="string" calcext:value-type="string">
            <text:p>N.º de Cuenta de pago </text:p>
          </table:table-cell>
          <table:table-cell table:number-columns-repeated="1016"/>
        </table:table-row>
        <table:table-row table:style-name="ro2">
          <table:table-cell table:style-name="ce27" office:value-type="string" calcext:value-type="string">
            <text:p>N.º DE FACTURA</text:p>
          </table:table-cell>
          <table:table-cell table:style-name="ce27" office:value-type="string" calcext:value-type="string">
            <text:p>FECHA DE EXPEDICIÓN</text:p>
          </table:table-cell>
          <table:table-cell table:style-name="ce27" office:value-type="string" calcext:value-type="string">
            <text:p>CONCEPTO</text:p>
          </table:table-cell>
          <table:table-cell table:style-name="ce27" office:value-type="string" calcext:value-type="string">
            <text:p>MONTO</text:p>
          </table:table-cell>
          <table:table-cell table:style-name="ce27" office:value-type="string" calcext:value-type="string">
            <text:p>FECHA DE PAGO</text:p>
          </table:table-cell>
          <table:table-cell table:style-name="ce27" office:value-type="string" calcext:value-type="string">
            <text:p>ARCHIVO PDF </text:p>
          </table:table-cell>
          <table:table-cell table:style-name="ce27" office:value-type="string" calcext:value-type="string">
            <text:p>ARCHIVO XML </text:p>
          </table:table-cell>
          <table:table-cell table:style-name="ce56" office:value-type="float" office:value="6316" calcext:value-type="float" table:number-columns-spanned="1" table:number-rows-spanned="26">
            <text:p>6316</text:p>
          </table:table-cell>
          <table:table-cell table:number-columns-repeated="1016"/>
        </table:table-row>
        <table:table-row table:style-name="ro3">
          <table:table-cell table:style-name="ce41" office:value-type="string" calcext:value-type="string">
            <text:p>A-94</text:p>
          </table:table-cell>
          <table:table-cell table:style-name="ce47" office:value-type="date" office:date-value="2015-11-30" calcext:value-type="date">
            <text:p>30/11/15</text:p>
          </table:table-cell>
          <table:table-cell table:style-name="ce49" office:value-type="string" calcext:value-type="string">
            <text:p>Inscripción + colegiatura mes de 8 de <text:s/>Noviembre al 7 de Diciembre (1 de 7)</text:p>
          </table:table-cell>
          <table:table-cell table:style-name="ce52" office:value-type="currency" office:currency="MXN" office:value="32760" calcext:value-type="currency">
            <text:p>$32,760.00</text:p>
          </table:table-cell>
          <table:table-cell table:style-name="ce47" office:value-type="date" office:date-value="2015-12-05" calcext:value-type="date">
            <text:p>05/12/15</text:p>
          </table:table-cell>
          <table:table-cell table:style-name="ce41" office:value-type="string" calcext:value-type="string">
            <text:p><text:a xlink:href="../../../../../../Centrodeestudiosabie/Desktop/Entrega%20del%20Depto.%20de%20VINCULACIÓN/Alicia%20Isabel%20Hernandez%20Palma/Empresas/Interceramic%20I/FACTURAS%20DE%20INTERCERAMIC/CCE070517DV3_A_94_Factura_20151130113330.pdf" xlink:type="simple">PDF</text:a></text:p>
          </table:table-cell>
          <table:table-cell table:style-name="ce41" office:value-type="string" calcext:value-type="string">
            <text:p><text:a xlink:href="../../../../../../Centrodeestudiosabie/Desktop/Entrega%20del%20Depto.%20de%20VINCULACIÓN/Alicia%20Isabel%20Hernandez%20Palma/Empresas/Interceramic%20I/FACTURAS%20DE%20INTERCERAMIC/CCE070517DV3_A_94_Factura_20151130113330.xml" xlink:type="simple">XML</text:a></text:p>
          </table:table-cell>
          <table:covered-table-cell table:style-name="ce57"/>
          <table:table-cell table:style-name="ce57" table:number-columns-repeated="1016"/>
        </table:table-row>
        <table:table-row table:style-name="ro3">
          <table:table-cell table:style-name="ce41" office:value-type="string" calcext:value-type="string">
            <text:p>A-96</text:p>
          </table:table-cell>
          <table:table-cell table:style-name="ce47" office:value-type="date" office:date-value="2015-12-10" calcext:value-type="date">
            <text:p>10/12/15</text:p>
          </table:table-cell>
          <table:table-cell table:style-name="ce49" office:value-type="string" calcext:value-type="string">
            <text:p>Colegiatura mes de 8 Diciembre al 7 de Enero (2 de 7) $750</text:p>
          </table:table-cell>
          <table:table-cell table:style-name="ce52" office:value-type="currency" office:currency="MXN" office:value="10500" calcext:value-type="currency">
            <text:p>$10,500.00</text:p>
          </table:table-cell>
          <table:table-cell table:style-name="ce47" office:value-type="date" office:date-value="2015-12-18" calcext:value-type="date">
            <text:p>18/12/15</text:p>
          </table:table-cell>
          <table:table-cell table:style-name="ce41" office:value-type="string" calcext:value-type="string">
            <text:p><text:a xlink:href="../../../../../../Centrodeestudiosabie/Desktop/Entrega%20del%20Depto.%20de%20VINCULACIÓN/Alicia%20Isabel%20Hernandez%20Palma/Empresas/Interceramic%20I/FACTURAS%20DE%20INTERCERAMIC/CCE070517DV3_A_96_Factura_20151210111908.pdf" xlink:type="simple">PDF</text:a></text:p>
          </table:table-cell>
          <table:table-cell table:style-name="ce41" office:value-type="string" calcext:value-type="string">
            <text:p><text:a xlink:href="../../../../../../Centrodeestudiosabie/Desktop/Entrega%20del%20Depto.%20de%20VINCULACIÓN/Alicia%20Isabel%20Hernandez%20Palma/Empresas/Interceramic%20I/FACTURAS%20DE%20INTERCERAMIC/CCE070517DV3_A_96_Factura_20151210111908.xml" xlink:type="simple">XML</text:a></text:p>
          </table:table-cell>
          <table:covered-table-cell table:style-name="ce57"/>
          <table:table-cell table:style-name="ce57" table:number-columns-repeated="1016"/>
        </table:table-row>
        <table:table-row table:style-name="ro3">
          <table:table-cell table:style-name="ce41" office:value-type="string" calcext:value-type="string">
            <text:p>A-101</text:p>
          </table:table-cell>
          <table:table-cell table:style-name="ce47" office:value-type="date" office:date-value="2016-01-08" calcext:value-type="date">
            <text:p>08/01/16</text:p>
          </table:table-cell>
          <table:table-cell table:style-name="ce49" office:value-type="string" calcext:value-type="string">
            <text:p>Colegiatura mes de 8 Enero al 7 de Febrero (3 de 7)$750</text:p>
          </table:table-cell>
          <table:table-cell table:style-name="ce52" office:value-type="currency" office:currency="MXN" office:value="10500" calcext:value-type="currency">
            <text:p>$10,500.00</text:p>
          </table:table-cell>
          <table:table-cell table:style-name="ce47" office:value-type="date" office:date-value="2016-01-19" calcext:value-type="date">
            <text:p>19/01/16</text:p>
          </table:table-cell>
          <table:table-cell table:style-name="ce41" office:value-type="string" calcext:value-type="string">
            <text:p><text:a xlink:href="../../../../../../Centrodeestudiosabie/Desktop/Entrega%20del%20Depto.%20de%20VINCULACIÓN/Alicia%20Isabel%20Hernandez%20Palma/Empresas/Interceramic%20I/FACTURAS%20DE%20INTERCERAMIC/CCE070517DV3_A_101_Factura_20160108110112.pdf" xlink:type="simple">PDF</text:a></text:p>
          </table:table-cell>
          <table:table-cell table:style-name="ce41" office:value-type="string" calcext:value-type="string">
            <text:p><text:a xlink:href="../../../../../../Centrodeestudiosabie/Desktop/Entrega%20del%20Depto.%20de%20VINCULACIÓN/Alicia%20Isabel%20Hernandez%20Palma/Empresas/Interceramic%20I/FACTURAS%20DE%20INTERCERAMIC/Acuse_CCE070517DV3_A_101_Factura_20160108110112.xml" xlink:type="simple">XML</text:a></text:p>
          </table:table-cell>
          <table:covered-table-cell table:style-name="ce57"/>
          <table:table-cell table:style-name="ce57" table:number-columns-repeated="1016"/>
        </table:table-row>
        <table:table-row table:style-name="ro3">
          <table:table-cell table:style-name="ce41" office:value-type="string" calcext:value-type="string">
            <text:p>A-104</text:p>
          </table:table-cell>
          <table:table-cell table:style-name="ce47" office:value-type="date" office:date-value="2016-02-08" calcext:value-type="date">
            <text:p>08/02/16</text:p>
          </table:table-cell>
          <table:table-cell table:style-name="ce49" office:value-type="string" calcext:value-type="string">
            <text:p>Colegiatura mes de 8 de Febrero al 7 de Marzo (4 de 7)$750</text:p>
          </table:table-cell>
          <table:table-cell table:style-name="ce52" office:value-type="currency" office:currency="MXN" office:value="10500" calcext:value-type="currency">
            <text:p>$10,500.00</text:p>
          </table:table-cell>
          <table:table-cell table:style-name="ce47" office:value-type="date" office:date-value="2016-02-23" calcext:value-type="date">
            <text:p>23/02/16</text:p>
          </table:table-cell>
          <table:table-cell table:style-name="ce41" office:value-type="string" calcext:value-type="string">
            <text:p><text:a xlink:href="../../../../../../Centrodeestudiosabie/Desktop/Entrega%20del%20Depto.%20de%20VINCULACIÓN/Alicia%20Isabel%20Hernandez%20Palma/Empresas/Interceramic%20I/FACTURAS%20DE%20INTERCERAMIC/CCE070517DV3_A_104_Factura_20160208191401.pdf" xlink:type="simple">PDF</text:a></text:p>
          </table:table-cell>
          <table:table-cell table:style-name="ce41" office:value-type="string" calcext:value-type="string">
            <text:p><text:a xlink:href="../../../../../../Centrodeestudiosabie/Desktop/Entrega%20del%20Depto.%20de%20VINCULACIÓN/Alicia%20Isabel%20Hernandez%20Palma/Empresas/Interceramic%20I/FACTURAS%20DE%20INTERCERAMIC/Acuse_CCE070517DV3_A_104_Factura_20160208191401.xml" xlink:type="simple">XML</text:a></text:p>
          </table:table-cell>
          <table:covered-table-cell table:style-name="ce57"/>
          <table:table-cell table:style-name="ce57" table:number-columns-repeated="1016"/>
        </table:table-row>
        <table:table-row table:style-name="ro3">
          <table:table-cell table:style-name="ce41" office:value-type="string" calcext:value-type="string">
            <text:p>A-114</text:p>
          </table:table-cell>
          <table:table-cell table:style-name="ce47" office:value-type="date" office:date-value="2016-03-16" calcext:value-type="date">
            <text:p>16/03/16</text:p>
          </table:table-cell>
          <table:table-cell table:style-name="ce49" office:value-type="string" calcext:value-type="string">
            <text:p>Colegiatura mes de 8 de Marzo al 7 de Abril (5 de 7)$750</text:p>
          </table:table-cell>
          <table:table-cell table:style-name="ce52" office:value-type="currency" office:currency="MXN" office:value="10500" calcext:value-type="currency">
            <text:p>$10,500.00</text:p>
          </table:table-cell>
          <table:table-cell table:style-name="ce47" office:value-type="date" office:date-value="2016-03-23" calcext:value-type="date">
            <text:p>23/03/16</text:p>
          </table:table-cell>
          <table:table-cell table:style-name="ce41" office:value-type="string" calcext:value-type="string">
            <text:p><text:a xlink:href="../../../../../../Centrodeestudiosabie/Desktop/Entrega%20del%20Depto.%20de%20VINCULACIÓN/Alicia%20Isabel%20Hernandez%20Palma/Empresas/Interceramic%20I/FACTURAS%20DE%20INTERCERAMIC/CCE070517DV3_A_114_Factura_20160316133332.pdf" xlink:type="simple">PDF</text:a></text:p>
          </table:table-cell>
          <table:table-cell table:style-name="ce41" office:value-type="string" calcext:value-type="string">
            <text:p><text:a xlink:href="../../../../../../Centrodeestudiosabie/Desktop/Entrega%20del%20Depto.%20de%20VINCULACIÓN/Alicia%20Isabel%20Hernandez%20Palma/Empresas/Interceramic%20I/FACTURAS%20DE%20INTERCERAMIC/Acuse_CCE070517DV3_A_114_Factura_20160316133332.xml" xlink:type="simple">XML</text:a></text:p>
          </table:table-cell>
          <table:covered-table-cell table:style-name="ce57"/>
          <table:table-cell table:style-name="ce57" table:number-columns-repeated="1016"/>
        </table:table-row>
        <table:table-row table:style-name="ro3">
          <table:table-cell table:style-name="ce41" office:value-type="string" calcext:value-type="string">
            <text:p>A-123</text:p>
          </table:table-cell>
          <table:table-cell table:style-name="ce47" office:value-type="date" office:date-value="2016-04-08" calcext:value-type="date">
            <text:p>08/04/16</text:p>
          </table:table-cell>
          <table:table-cell table:style-name="ce49" office:value-type="string" calcext:value-type="string">
            <text:p>Colegiatura mes de 8 de Abril <text:s/>al 7 de Mayo <text:s/>(6 de 7)$750</text:p>
          </table:table-cell>
          <table:table-cell table:style-name="ce52" office:value-type="currency" office:currency="MXN" office:value="10500" calcext:value-type="currency">
            <text:p>$10,500.00</text:p>
          </table:table-cell>
          <table:table-cell table:style-name="ce47" office:value-type="date" office:date-value="2016-04-15" calcext:value-type="date">
            <text:p>15/04/16</text:p>
          </table:table-cell>
          <table:table-cell table:style-name="ce41" office:value-type="string" calcext:value-type="string">
            <text:p><text:a xlink:href="../../../../../../Centrodeestudiosabie/Desktop/Entrega%20del%20Depto.%20de%20VINCULACIÓN/Alicia%20Isabel%20Hernandez%20Palma/Empresas/Interceramic%20I/FACTURAS%20DE%20INTERCERAMIC/CCE070517DV3_A_123_Factura_20160408175542.pdf" xlink:type="simple">PDF</text:a></text:p>
          </table:table-cell>
          <table:table-cell table:style-name="ce41" office:value-type="string" calcext:value-type="string">
            <text:p><text:a xlink:href="../../../../../../Centrodeestudiosabie/Desktop/Entrega%20del%20Depto.%20de%20VINCULACIÓN/Alicia%20Isabel%20Hernandez%20Palma/Empresas/Interceramic%20I/FACTURAS%20DE%20INTERCERAMIC/Acuse_CCE070517DV3_A_123_Factura_20160408175542.xml" xlink:type="simple">XML</text:a></text:p>
          </table:table-cell>
          <table:covered-table-cell table:style-name="ce57"/>
          <table:table-cell table:style-name="ce57" table:number-columns-repeated="1016"/>
        </table:table-row>
        <table:table-row table:style-name="ro3">
          <table:table-cell table:style-name="ce3" office:value-type="string" calcext:value-type="string">
            <text:p>A-141</text:p>
          </table:table-cell>
          <table:table-cell table:style-name="ce9" office:value-type="date" office:date-value="2016-05-14" calcext:value-type="date">
            <text:p>14/05/16</text:p>
          </table:table-cell>
          <table:table-cell table:style-name="ce13" office:value-type="string" calcext:value-type="string">
            <text:p>Colegiatura mes de 8 de Mayo <text:s/>al 7 de Junio <text:s/>(7 de 7)$750</text:p>
          </table:table-cell>
          <table:table-cell table:style-name="ce19" office:value-type="currency" office:currency="MXN" office:value="10500" calcext:value-type="currency">
            <text:p>$10,500.00</text:p>
          </table:table-cell>
          <table:table-cell table:style-name="ce9" office:value-type="date" office:date-value="2016-05-20" calcext:value-type="date">
            <text:p>20/05/16</text:p>
          </table:table-cell>
          <table:table-cell table:style-name="ce42" office:value-type="string" calcext:value-type="string">
            <text:p><text:a xlink:href="../../../../../../Centrodeestudiosabie/Desktop/Entrega%20del%20Depto.%20de%20VINCULACIÓN/Alicia%20Isabel%20Hernandez%20Palma/Empresas/Interceramic%20I/FACTURAS%20DE%20INTERCERAMIC/CCE070517DV3_A_141_Factura_20160514135855.pdf" xlink:type="simple">PDF</text:a></text:p>
          </table:table-cell>
          <table:table-cell table:style-name="ce3" office:value-type="string" calcext:value-type="string">
            <text:p><text:a xlink:href="../../../../../../Centrodeestudiosabie/Desktop/Entrega%20del%20Depto.%20de%20VINCULACIÓN/Alicia%20Isabel%20Hernandez%20Palma/Empresas/Interceramic%20I/FACTURAS%20DE%20INTERCERAMIC/Acuse_CCE070517DV3_A_141_Factura_20160514135855.xml" xlink:type="simple">XML</text:a></text:p>
          </table:table-cell>
          <table:covered-table-cell/>
          <table:table-cell table:number-columns-repeated="1016"/>
        </table:table-row>
        <table:table-row table:style-name="ro3">
          <table:table-cell table:style-name="ce3" office:value-type="string" calcext:value-type="string">
            <text:p>A-147 </text:p>
          </table:table-cell>
          <table:table-cell table:style-name="ce9" office:value-type="date" office:date-value="2016-07-26" calcext:value-type="date">
            <text:p>26/07/16</text:p>
          </table:table-cell>
          <table:table-cell table:style-name="ce13" office:value-type="string" calcext:value-type="string">
            <text:p>7 de Junio, Exámenes globales + certificación $975 y $450</text:p>
          </table:table-cell>
          <table:table-cell table:style-name="ce19" office:value-type="currency" office:currency="MXN" office:value="17100" calcext:value-type="currency">
            <text:p>$17,100.00</text:p>
          </table:table-cell>
          <table:table-cell table:style-name="ce9" office:value-type="date" office:date-value="2016-07-28" calcext:value-type="date">
            <text:p>28/07/16</text:p>
          </table:table-cell>
          <table:table-cell table:style-name="ce3" office:value-type="string" calcext:value-type="string">
            <text:p><text:a xlink:href="../../../../../../Centrodeestudiosabie/Desktop/Entrega%20del%20Depto.%20de%20VINCULACIÓN/Alicia%20Isabel%20Hernandez%20Palma/Empresas/Interceramic%20I/FACTURAS%20DE%20INTERCERAMIC/CCE070517DV3_A_147_Factura_20160726152207.pdf" xlink:type="simple">PDF</text:a></text:p>
          </table:table-cell>
          <table:table-cell table:style-name="ce3" office:value-type="string" calcext:value-type="string">
            <text:p><text:a xlink:href="../../../../../../Centrodeestudiosabie/Desktop/Entrega%20del%20Depto.%20de%20VINCULACIÓN/Alicia%20Isabel%20Hernandez%20Palma/Empresas/Interceramic%20I/FACTURAS%20DE%20INTERCERAMIC/Acuse_CCE070517DV3_A_147_Factura_20160726152207.xml" xlink:type="simple">XML</text:a></text:p>
          </table:table-cell>
          <table:covered-table-cell/>
          <table:table-cell table:number-columns-repeated="1016"/>
        </table:table-row>
        <table:table-row table:style-name="ro3">
          <table:table-cell table:style-name="ce3" office:value-type="string" calcext:value-type="string">
            <text:p>A-148</text:p>
          </table:table-cell>
          <table:table-cell table:style-name="ce9" office:value-type="date" office:date-value="2016-07-29" calcext:value-type="date">
            <text:p>29/07/16</text:p>
          </table:table-cell>
          <table:table-cell table:style-name="ce13" office:value-type="string" calcext:value-type="string">
            <text:p>29 de Julio, Exámenes globales de 3 alumnos <text:s/>$975 </text:p>
          </table:table-cell>
          <table:table-cell table:style-name="ce19" office:value-type="currency" office:currency="MXN" office:value="2925" calcext:value-type="currency">
            <text:p>$2,925.00</text:p>
          </table:table-cell>
          <table:table-cell table:style-name="ce53" office:value-type="string" calcext:value-type="string">
            <text:p>Cancelada</text:p>
          </table:table-cell>
          <table:table-cell table:style-name="ce42" office:value-type="string" calcext:value-type="string">
            <text:p><text:a xlink:href="../../../../../../Centrodeestudiosabie/Desktop/Entrega%20del%20Depto.%20de%20VINCULACIÓN/Alicia%20Isabel%20Hernandez%20Palma/Empresas/Interceramic%20I/FACTURAS%20DE%20INTERCERAMIC/CCE070517DV3_A_148_Factura_20160729100919.pdf" xlink:type="simple">PDF</text:a></text:p>
          </table:table-cell>
          <table:table-cell table:style-name="ce3" office:value-type="string" calcext:value-type="string">
            <text:p><text:a xlink:href="../../../../../../Centrodeestudiosabie/Desktop/Entrega%20del%20Depto.%20de%20VINCULACIÓN/Alicia%20Isabel%20Hernandez%20Palma/Empresas/Interceramic%20I/FACTURAS%20DE%20INTERCERAMIC/Acuse_CCE070517DV3_A_148_Factura_20160729100919.xml" xlink:type="simple">XML</text:a></text:p>
          </table:table-cell>
          <table:covered-table-cell/>
          <table:table-cell table:number-columns-repeated="1016"/>
        </table:table-row>
        <table:table-row table:style-name="ro3">
          <table:table-cell table:style-name="ce3" office:value-type="string" calcext:value-type="string">
            <text:p>A-149</text:p>
          </table:table-cell>
          <table:table-cell table:style-name="ce9" office:value-type="date" office:date-value="2016-07-29" calcext:value-type="date">
            <text:p>29/07/16</text:p>
          </table:table-cell>
          <table:table-cell table:style-name="ce13" office:value-type="string" calcext:value-type="string">
            <text:p>29 de Julio, Exámenes globales de 2 alumnos <text:s/>$975 </text:p>
          </table:table-cell>
          <table:table-cell table:style-name="ce19" office:value-type="currency" office:currency="MXN" office:value="1950" calcext:value-type="currency">
            <text:p>$1,950.00</text:p>
          </table:table-cell>
          <table:table-cell table:style-name="ce9" office:value-type="date" office:date-value="2016-08-01" calcext:value-type="date">
            <text:p>01/08/16</text:p>
          </table:table-cell>
          <table:table-cell table:style-name="ce3" office:value-type="string" calcext:value-type="string">
            <text:p><text:a xlink:href="../../../../../../Centrodeestudiosabie/Desktop/Entrega%20del%20Depto.%20de%20VINCULACIÓN/Alicia%20Isabel%20Hernandez%20Palma/Empresas/Interceramic%20I/FACTURAS%20DE%20INTERCERAMIC/CCE070517DV3_A_149_Factura_20160729135013.pdf" xlink:type="simple">PDF</text:a></text:p>
          </table:table-cell>
          <table:table-cell table:style-name="ce3" office:value-type="string" calcext:value-type="string">
            <text:p><text:a xlink:href="../../../../../../Centrodeestudiosabie/Desktop/Entrega%20del%20Depto.%20de%20VINCULACIÓN/Alicia%20Isabel%20Hernandez%20Palma/Empresas/Interceramic%20I/FACTURAS%20DE%20INTERCERAMIC/Acuse_CCE070517DV3_A_148_Factura_20160729100919.xml" xlink:type="simple">XML</text:a></text:p>
          </table:table-cell>
          <table:covered-table-cell/>
          <table:table-cell table:number-columns-repeated="1016"/>
        </table:table-row>
        <table:table-row table:style-name="ro5">
          <table:table-cell table:style-name="ce42"/>
          <table:table-cell table:style-name="Default"/>
          <table:table-cell table:style-name="ce50" office:value-type="string" calcext:value-type="string">
            <text:p>PRESENTACIÓN DE EXÁMENES DOM 26 DE JUNIO</text:p>
          </table:table-cell>
          <table:table-cell table:style-name="Default" table:number-columns-repeated="4"/>
          <table:covered-table-cell/>
          <table:table-cell table:number-columns-repeated="1016"/>
        </table:table-row>
        <table:table-row table:style-name="ro7">
          <table:table-cell table:style-name="ce43" office:value-type="string" calcext:value-type="string" table:number-columns-spanned="7" table:number-rows-spanned="1">
            <text:p>SEGUIMIENTO DEL ALUMNO EDGAR IVAN HERNANDEZ RODRIGUEZ</text:p>
          </table:table-cell>
          <table:covered-table-cell table:number-columns-repeated="3" table:style-name="ce8"/>
          <table:covered-table-cell table:style-name="ce54"/>
          <table:covered-table-cell table:number-columns-repeated="2" table:style-name="ce8"/>
          <table:covered-table-cell/>
          <table:table-cell table:number-columns-repeated="1016"/>
        </table:table-row>
        <table:table-row table:style-name="ro5">
          <table:table-cell table:style-name="ce44" office:value-type="string" calcext:value-type="string" table:number-columns-spanned="7" table:number-rows-spanned="2">
            <text:p>Fecha de Inicio: <text:s/>03/10/2016 <text:s/>Termino: 17/02/17 Plan de 4 Meses Horario : 19:30 a 21:15Horas</text:p>
          </table:table-cell>
          <table:covered-table-cell table:style-name="ce1"/>
          <table:covered-table-cell table:number-columns-repeated="3" table:style-name="ce8"/>
          <table:covered-table-cell table:style-name="ce54"/>
          <table:covered-table-cell table:style-name="ce8"/>
          <table:covered-table-cell/>
          <table:table-cell table:number-columns-repeated="1016"/>
        </table:table-row>
        <table:table-row table:style-name="ro5">
          <table:covered-table-cell table:style-name="ce1"/>
          <table:covered-table-cell table:number-columns-repeated="3" table:style-name="ce8"/>
          <table:covered-table-cell table:style-name="ce54"/>
          <table:covered-table-cell table:number-columns-repeated="2" table:style-name="ce8"/>
          <table:covered-table-cell/>
          <table:table-cell table:number-columns-repeated="1016"/>
        </table:table-row>
        <table:table-row table:style-name="ro2">
          <table:table-cell table:style-name="ce2" office:value-type="string" calcext:value-type="string">
            <text:p>N.º DE FACTURA</text:p>
          </table:table-cell>
          <table:table-cell table:style-name="ce2" office:value-type="string" calcext:value-type="string">
            <text:p>FECHA DE EXPEDICIÓN </text:p>
          </table:table-cell>
          <table:table-cell table:style-name="ce2" office:value-type="string" calcext:value-type="string">
            <text:p>CONCEPTO</text:p>
          </table:table-cell>
          <table:table-cell table:style-name="ce2" office:value-type="string" calcext:value-type="string">
            <text:p>MONTO</text:p>
          </table:table-cell>
          <table:table-cell table:style-name="ce2" office:value-type="string" calcext:value-type="string">
            <text:p>FECHA DE PAGO</text:p>
          </table:table-cell>
          <table:table-cell table:style-name="ce2" office:value-type="string" calcext:value-type="string">
            <text:p>ARCHIVO PDF </text:p>
          </table:table-cell>
          <table:table-cell table:style-name="ce2" office:value-type="string" calcext:value-type="string">
            <text:p>ARCHIVO XML </text:p>
          </table:table-cell>
          <table:covered-table-cell/>
          <table:table-cell table:number-columns-repeated="1016"/>
        </table:table-row>
        <table:table-row table:style-name="ro5">
          <table:table-cell office:value-type="string" calcext:value-type="string">
            <text:p>A161</text:p>
          </table:table-cell>
          <table:table-cell office:value-type="date" office:date-value="2016-10-03" calcext:value-type="date">
            <text:p>03/10/16</text:p>
          </table:table-cell>
          <table:table-cell office:value-type="string" calcext:value-type="string">
            <text:p>Inscripción + 1ra quincena </text:p>
          </table:table-cell>
          <table:table-cell office:value-type="currency" office:currency="MXN" office:value="2340" calcext:value-type="currency">
            <text:p>$2,340.00</text:p>
          </table:table-cell>
          <table:table-cell office:value-type="date" office:date-value="2016-10-04" calcext:value-type="date">
            <text:p>04/10/16</text:p>
          </table:table-cell>
          <table:table-cell office:value-type="string" calcext:value-type="string">
            <text:p><text:a xlink:href="../../../../../../Centrodeestudiosabie/Desktop/Entrega%20del%20Depto.%20de%20VINCULACIÓN/Alicia%20Isabel%20Hernandez%20Palma/Empresas/Interceramic%20I/FACTURAS%20DE%20INTERCERAMIC/CCE070517DV3_A_161_Factura_20161003130254.pdf" xlink:type="simple">PDF</text:a></text:p>
          </table:table-cell>
          <table:table-cell office:value-type="string" calcext:value-type="string">
            <text:p><text:a xlink:href="../../../../../../Centrodeestudiosabie/Desktop/Entrega%20del%20Depto.%20de%20VINCULACIÓN/Alicia%20Isabel%20Hernandez%20Palma/Empresas/Interceramic%20I/FACTURAS%20DE%20INTERCERAMIC/Acuse_CCE070517DV3_A_161_Factura_20161003130254.xml" xlink:type="simple">XML</text:a></text:p>
          </table:table-cell>
          <table:covered-table-cell/>
          <table:table-cell table:number-columns-repeated="1016"/>
        </table:table-row>
        <table:table-row table:style-name="ro5">
          <table:table-cell office:value-type="string" calcext:value-type="string">
            <text:p>A176</text:p>
          </table:table-cell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2da quincena <text:s/>17 <text:s text:c="2"/>al <text:s/>28 de Octubre 2016</text:p>
          </table:table-cell>
          <table:table-cell office:value-type="currency" office:currency="MXN" office:value="750" calcext:value-type="currency">
            <text:p>$750.00</text:p>
          </table:table-cell>
          <table:table-cell office:value-type="date" office:date-value="2016-12-16" calcext:value-type="date">
            <text:p>16/12/16</text:p>
          </table:table-cell>
          <table:table-cell office:value-type="string" calcext:value-type="string">
            <text:p><text:a xlink:href="../../../../../../Centrodeestudiosabie/Desktop/Entrega%20del%20Depto.%20de%20VINCULACIÓN/Alicia%20Isabel%20Hernandez%20Palma/Empresas/Interceramic%20I/FACTURAS%20DE%20INTERCERAMIC/CCE070517DV3_A_176_Factura_20161130193543.pdf" xlink:type="simple">PDF</text:a></text:p>
          </table:table-cell>
          <table:table-cell office:value-type="string" calcext:value-type="string">
            <text:p><text:a xlink:href="../../../../../../Centrodeestudiosabie/Desktop/Entrega%20del%20Depto.%20de%20VINCULACIÓN/Alicia%20Isabel%20Hernandez%20Palma/Empresas/Interceramic%20I/FACTURAS%20DE%20INTERCERAMIC/Acuse_CCE070517DV3_A_176_Factura_20161130193543.xml" xlink:type="simple">XML</text:a></text:p>
          </table:table-cell>
          <table:covered-table-cell/>
          <table:table-cell table:number-columns-repeated="1016"/>
        </table:table-row>
        <table:table-row table:style-name="ro5">
          <table:table-cell office:value-type="string" calcext:value-type="string">
            <text:p>A178</text:p>
          </table:table-cell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3ra quincena 31 de Octubre al 11 de Noviembre del 2016</text:p>
          </table:table-cell>
          <table:table-cell office:value-type="currency" office:currency="MXN" office:value="750" calcext:value-type="currency">
            <text:p>$750.00</text:p>
          </table:table-cell>
          <table:table-cell office:value-type="date" office:date-value="2016-12-16" calcext:value-type="date">
            <text:p>16/12/16</text:p>
          </table:table-cell>
          <table:table-cell office:value-type="string" calcext:value-type="string">
            <text:p><text:a xlink:href="../../../../../../Centrodeestudiosabie/Desktop/Entrega%20del%20Depto.%20de%20VINCULACIÓN/Alicia%20Isabel%20Hernandez%20Palma/Empresas/Interceramic%20I/FACTURAS%20DE%20INTERCERAMIC/CCE070517DV3_A_178_Factura_20161206192825.pdf" xlink:type="simple">PDF</text:a></text:p>
          </table:table-cell>
          <table:table-cell office:value-type="string" calcext:value-type="string">
            <text:p><text:a xlink:href="../../../../../../Centrodeestudiosabie/Desktop/Entrega%20del%20Depto.%20de%20VINCULACIÓN/Alicia%20Isabel%20Hernandez%20Palma/Empresas/Interceramic%20I/FACTURAS%20DE%20INTERCERAMIC/CCE070517DV3_A_178_Factura_20161206192825.xml" xlink:type="simple">XML</text:a></text:p>
          </table:table-cell>
          <table:covered-table-cell/>
          <table:table-cell table:number-columns-repeated="1016"/>
        </table:table-row>
        <table:table-row table:style-name="ro5">
          <table:table-cell office:value-type="string" calcext:value-type="string">
            <text:p>A179</text:p>
          </table:table-cell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4ta quincena 14 de Noviembre al 25 de Noviembre del 2016</text:p>
          </table:table-cell>
          <table:table-cell office:value-type="currency" office:currency="MXN" office:value="750" calcext:value-type="currency">
            <text:p>$750.00</text:p>
          </table:table-cell>
          <table:table-cell office:value-type="date" office:date-value="2016-12-16" calcext:value-type="date">
            <text:p>16/12/16</text:p>
          </table:table-cell>
          <table:table-cell office:value-type="string" calcext:value-type="string">
            <text:p><text:a xlink:href="../../../../../../Centrodeestudiosabie/Desktop/Entrega%20del%20Depto.%20de%20VINCULACIÓN/Alicia%20Isabel%20Hernandez%20Palma/Empresas/Interceramic%20I/FACTURAS%20DE%20INTERCERAMIC/CCE070517DV3_A_179_Factura_20161206193847.pdf" xlink:type="simple">PDF</text:a></text:p>
          </table:table-cell>
          <table:table-cell office:value-type="string" calcext:value-type="string">
            <text:p><text:a xlink:href="../../../../../../Centrodeestudiosabie/Desktop/Entrega%20del%20Depto.%20de%20VINCULACIÓN/Alicia%20Isabel%20Hernandez%20Palma/Empresas/Interceramic%20I/FACTURAS%20DE%20INTERCERAMIC/CCE070517DV3_A_179_Factura_20161206193847.xml" xlink:type="simple">XML</text:a></text:p>
          </table:table-cell>
          <table:covered-table-cell/>
          <table:table-cell table:number-columns-repeated="1016"/>
        </table:table-row>
        <table:table-row table:style-name="ro5">
          <table:table-cell office:value-type="string" calcext:value-type="string">
            <text:p>A180</text:p>
          </table:table-cell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5ta quincena del 28 de Noviembre al 09 de Diciembre del <text:s/>2016</text:p>
          </table:table-cell>
          <table:table-cell office:value-type="currency" office:currency="MXN" office:value="750" calcext:value-type="currency">
            <text:p>$750.00</text:p>
          </table:table-cell>
          <table:table-cell office:value-type="date" office:date-value="2016-12-16" calcext:value-type="date">
            <text:p>16/12/16</text:p>
          </table:table-cell>
          <table:table-cell office:value-type="string" calcext:value-type="string">
            <text:p><text:a xlink:href="../../../../../../Centrodeestudiosabie/Desktop/Entrega%20del%20Depto.%20de%20VINCULACIÓN/Alicia%20Isabel%20Hernandez%20Palma/Empresas/Interceramic%20I/FACTURAS%20DE%20INTERCERAMIC/CCE070517DV3_A_180_Factura_20161206194302.pdf" xlink:type="simple">PDF</text:a></text:p>
          </table:table-cell>
          <table:table-cell office:value-type="string" calcext:value-type="string">
            <text:p><text:a xlink:href="../../../../../../Centrodeestudiosabie/Desktop/Entrega%20del%20Depto.%20de%20VINCULACIÓN/Alicia%20Isabel%20Hernandez%20Palma/Empresas/Interceramic%20I/FACTURAS%20DE%20INTERCERAMIC/CCE070517DV3_A_180_Factura_20161206194302.xml" xlink:type="simple">XML</text:a></text:p>
          </table:table-cell>
          <table:covered-table-cell/>
          <table:table-cell table:number-columns-repeated="1016"/>
        </table:table-row>
        <table:table-row table:style-name="ro5">
          <table:table-cell office:value-type="string" calcext:value-type="string">
            <text:p>A181</text:p>
          </table:table-cell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6ta quincena 12 de Diciembre al 23 de Diciembre del 2016</text:p>
          </table:table-cell>
          <table:table-cell office:value-type="currency" office:currency="MXN" office:value="750" calcext:value-type="currency">
            <text:p>$750.00</text:p>
          </table:table-cell>
          <table:table-cell office:value-type="date" office:date-value="2016-12-16" calcext:value-type="date">
            <text:p>16/12/16</text:p>
          </table:table-cell>
          <table:table-cell office:value-type="string" calcext:value-type="string">
            <text:p><text:a xlink:href="../../../../../../Centrodeestudiosabie/Desktop/Entrega%20del%20Depto.%20de%20VINCULACIÓN/Alicia%20Isabel%20Hernandez%20Palma/Empresas/Interceramic%20I/FACTURAS%20DE%20INTERCERAMIC/CCE070517DV3_A_181_Factura_20161207102425.pdf" xlink:type="simple">PDF</text:a></text:p>
          </table:table-cell>
          <table:table-cell office:value-type="string" calcext:value-type="string">
            <text:p><text:a xlink:href="../../../../../../Centrodeestudiosabie/Desktop/Entrega%20del%20Depto.%20de%20VINCULACIÓN/Alicia%20Isabel%20Hernandez%20Palma/Empresas/Interceramic%20I/FACTURAS%20DE%20INTERCERAMIC/CCE070517DV3_A_181_Factura_20161207102425.xml" xlink:type="simple">XML</text:a></text:p>
          </table:table-cell>
          <table:covered-table-cell/>
          <table:table-cell table:number-columns-repeated="1016"/>
        </table:table-row>
        <table:table-row table:style-name="ro5">
          <table:table-cell office:value-type="string" calcext:value-type="string">
            <text:p>A187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7ma quincena 26 de Diciembre del 2016 al 06 de Enero del 2017</text:p>
          </table:table-cell>
          <table:table-cell office:value-type="currency" office:currency="MXN" office:value="750" calcext:value-type="currency">
            <text:p>$750.00</text:p>
          </table:table-cell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<text:a xlink:href="../../../../../../Centrodeestudiosabie/Desktop/Entrega%20del%20Depto.%20de%20VINCULACIÓN/Alicia%20Isabel%20Hernandez%20Palma/Empresas/Interceramic%20I/FACTURAS%20DE%20INTERCERAMIC/CCE070517DV3_A_187_Factura_20170105155341.pdf" xlink:type="simple">PDF</text:a></text:p>
          </table:table-cell>
          <table:table-cell office:value-type="string" calcext:value-type="string">
            <text:p><text:a xlink:href="../../../../../../Centrodeestudiosabie/Desktop/Entrega%20del%20Depto.%20de%20VINCULACIÓN/Alicia%20Isabel%20Hernandez%20Palma/Empresas/Interceramic%20I/FACTURAS%20DE%20INTERCERAMIC/CCE070517DV3_A_187_Factura_20170105155341.xml" xlink:type="simple">XML</text:a></text:p>
          </table:table-cell>
          <table:covered-table-cell/>
          <table:table-cell table:number-columns-repeated="1016"/>
        </table:table-row>
        <table:table-row table:style-name="ro1">
          <table:table-cell table:style-name="ce45" office:value-type="string" calcext:value-type="string" table:number-columns-spanned="7" table:number-rows-spanned="1">
            <text:p>Cierre de Servicio </text:p>
          </table:table-cell>
          <table:covered-table-cell table:style-name="ce18"/>
          <table:covered-table-cell table:style-name="ce51"/>
          <table:covered-table-cell/>
          <table:covered-table-cell table:number-columns-repeated="3" table:style-name="ce18"/>
          <table:covered-table-cell/>
          <table:table-cell table:number-columns-repeated="1016"/>
        </table:table-row>
        <table:table-row table:style-name="ro5">
          <table:table-cell office:value-type="string" calcext:value-type="string">
            <text:p>A187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Certificación y Exámen global <text:s/>29 de enero al 04 de Febrero 2017 $2400.00</text:p>
          </table:table-cell>
          <table:table-cell office:value-type="currency" office:currency="MXN" office:value="2175" calcext:value-type="currency">
            <text:p>$2,175.00</text:p>
          </table:table-cell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<text:a xlink:href="../../../../../../Centrodeestudiosabie/Desktop/Entrega%20del%20Depto.%20de%20VINCULACIÓN/Alicia%20Isabel%20Hernandez%20Palma/Empresas/Interceramic%20I/FACTURAS%20DE%20INTERCERAMIC/CCE070517DV3_A_187_Factura_20170105155341.pdf" xlink:type="simple">PDF</text:a></text:p>
          </table:table-cell>
          <table:table-cell office:value-type="string" calcext:value-type="string">
            <text:p><text:a xlink:href="../../../../../../Centrodeestudiosabie/Desktop/Entrega%20del%20Depto.%20de%20VINCULACIÓN/Alicia%20Isabel%20Hernandez%20Palma/Empresas/Interceramic%20I/FACTURAS%20DE%20INTERCERAMIC/CCE070517DV3_A_187_Factura_20170105155341.xml" xlink:type="simple">XML</text:a></text:p>
          </table:table-cell>
          <table:covered-table-cell/>
          <table:table-cell table:number-columns-repeated="1016"/>
        </table:table-row>
        <table:table-row table:style-name="ro8">
          <table:table-cell table:style-name="ce46" office:value-type="string" calcext:value-type="string" table:number-columns-spanned="7" table:number-rows-spanned="1">
            <text:p>PRESENTACIÓN DE EXÁMENES DOMINGO 12 DE <text:s/>MARZO DEL 2017</text:p>
          </table:table-cell>
          <table:covered-table-cell table:number-columns-repeated="6" table:style-name="ce48"/>
          <table:covered-table-cell/>
          <table:table-cell table:number-columns-repeated="1016"/>
        </table:table-row>
        <table:table-row table:style-name="ro5" table:number-rows-repeated="5">
          <table:table-cell table:style-name="Default" table:number-columns-repeated="7"/>
          <table:table-cell table:number-columns-repeated="1017"/>
        </table:table-row>
        <table:table-row table:style-name="ro5">
          <table:table-cell table:style-name="Default" table:number-columns-repeated="5"/>
          <table:table-cell table:style-name="ce42"/>
          <table:table-cell table:style-name="Default"/>
          <table:table-cell table:number-columns-repeated="1017"/>
        </table:table-row>
      </table:table>
      <table:table table:name="OXXO CEDIS 3° GENERACION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42"/>
        <table:table-column table:style-name="co26" table:default-cell-style-name="Default"/>
        <table:table-column table:style-name="co4" table:default-cell-style-name="Default"/>
        <table:table-column table:style-name="co27" table:default-cell-style-name="Default"/>
        <table:table-column table:style-name="co4" table:number-columns-repeated="1016" table:default-cell-style-name="Default"/>
        <table:table-row table:style-name="ro1">
          <table:table-cell table:style-name="ce58" office:value-type="string" calcext:value-type="string" table:number-columns-spanned="8" table:number-rows-spanned="1">
            <text:p>b</text:p>
          </table:table-cell>
          <table:covered-table-cell table:number-columns-repeated="3" table:style-name="ce8"/>
          <table:covered-table-cell table:style-name="ce54"/>
          <table:covered-table-cell table:number-columns-repeated="2" table:style-name="ce8"/>
          <table:covered-table-cell/>
          <table:table-cell table:number-columns-repeated="1016"/>
        </table:table-row>
        <table:table-row table:style-name="ro9">
          <table:table-cell table:style-name="ce2" office:value-type="string" calcext:value-type="string">
            <text:p>N.º DE FACTURA</text:p>
          </table:table-cell>
          <table:table-cell table:style-name="ce2" office:value-type="string" calcext:value-type="string">
            <text:p>FECHA DE EXPEDICIÓN </text:p>
          </table:table-cell>
          <table:table-cell table:style-name="ce2" office:value-type="string" calcext:value-type="string">
            <text:p>CONCEPTO</text:p>
          </table:table-cell>
          <table:table-cell table:style-name="ce2" office:value-type="string" calcext:value-type="string">
            <text:p>MONTO</text:p>
          </table:table-cell>
          <table:table-cell table:style-name="ce2" office:value-type="string" calcext:value-type="string">
            <text:p>FECHA DE PAGO</text:p>
          </table:table-cell>
          <table:table-cell table:style-name="ce2" office:value-type="string" calcext:value-type="string">
            <text:p>ARCHIVO PDF </text:p>
          </table:table-cell>
          <table:table-cell table:style-name="ce2" office:value-type="string" calcext:value-type="string">
            <text:p>ARCHIVO XML </text:p>
          </table:table-cell>
          <table:table-cell table:style-name="ce55" office:value-type="string" calcext:value-type="string">
            <text:p>N.º de Cuenta de pago </text:p>
          </table:table-cell>
          <table:table-cell table:style-name="ce24" table:number-columns-repeated="1016"/>
        </table:table-row>
        <table:table-row table:style-name="ro5">
          <table:table-cell table:style-name="ce7" office:value-type="string" calcext:value-type="string">
            <text:p>A144</text:p>
          </table:table-cell>
          <table:table-cell table:style-name="ce12" office:value-type="date" office:date-value="2016-07-23" calcext:value-type="date">
            <text:p>23/07/16</text:p>
          </table:table-cell>
          <table:table-cell table:style-name="ce18" office:value-type="string" calcext:value-type="string">
            <text:p>Inscripciones + Colegiatura 19 de Junio al 19 de Julio (1 de 8). Apoyo de área Matemáticas al alumno Luis Nabor Hernández Fuentes</text:p>
          </table:table-cell>
          <table:table-cell table:style-name="ce21" office:value-type="currency" office:currency="MXN" office:value="27120" calcext:value-type="currency">
            <text:p>$27,120.00</text:p>
          </table:table-cell>
          <table:table-cell table:style-name="ce12" office:value-type="date" office:date-value="2016-08-04" calcext:value-type="date">
            <text:p>04/08/16</text:p>
          </table:table-cell>
          <table:table-cell table:style-name="ce7" office:value-type="string" calcext:value-type="string">
            <text:p><text:a xlink:href="../../../../../C:/Users/Centrodeestudiosabie/Desktop/Entrega%20del%20Depto.%20de%20VINCULACIÓN/Alicia%20Isabel%20Hernandez%20Palma/Empresas/Oxxo%20Cedis/Facturas%20de%20OXXO%20CEDIS%203RA%20G/CCE070517DV3_A_144_Factura_20160723104507.pdf" xlink:type="simple">PDF</text:a></text:p>
          </table:table-cell>
          <table:table-cell table:style-name="ce7" office:value-type="string" calcext:value-type="string">
            <text:p><text:a xlink:href="../../../../../C:/Users/Centrodeestudiosabie/Desktop/Entrega%20del%20Depto.%20de%20VINCULACIÓN/Alicia%20Isabel%20Hernandez%20Palma/Empresas/Oxxo%20Cedis/Facturas%20de%20OXXO%20CEDIS%203RA%20G/Acuse_CCE070517DV3_A_144_Factura_20160723104507.xml" xlink:type="simple">XML</text:a></text:p>
          </table:table-cell>
          <table:table-cell table:style-name="ce59" office:value-type="float" office:value="3810" calcext:value-type="float" table:number-columns-spanned="1" table:number-rows-spanned="16">
            <text:p>3810</text:p>
          </table:table-cell>
          <table:table-cell table:number-columns-repeated="1016"/>
        </table:table-row>
        <table:table-row table:style-name="ro5">
          <table:table-cell table:style-name="ce7" office:value-type="string" calcext:value-type="string">
            <text:p>A145</text:p>
          </table:table-cell>
          <table:table-cell table:style-name="ce12" office:value-type="date" office:date-value="2016-07-26" calcext:value-type="date">
            <text:p>26/07/16</text:p>
          </table:table-cell>
          <table:table-cell table:style-name="ce13" office:value-type="string" calcext:value-type="string">
            <text:p>2da Colegiatura 19 de Julio al 19 de Agosto <text:s/>(2 de 8)</text:p>
          </table:table-cell>
          <table:table-cell table:style-name="ce21" office:value-type="currency" office:currency="MXN" office:value="10560" calcext:value-type="currency">
            <text:p>$10,560.00</text:p>
          </table:table-cell>
          <table:table-cell table:style-name="ce12" office:value-type="date" office:date-value="2016-08-04" calcext:value-type="date">
            <text:p>04/08/16</text:p>
          </table:table-cell>
          <table:table-cell table:style-name="ce7" office:value-type="string" calcext:value-type="string">
            <text:p><text:a xlink:href="../../../../../C:/Users/Centrodeestudiosabie/Desktop/Entrega%20del%20Depto.%20de%20VINCULACIÓN/Alicia%20Isabel%20Hernandez%20Palma/Empresas/Oxxo%20Cedis/Facturas%20de%20OXXO%20CEDIS%203RA%20G/CCE070517DV3_A_145_Factura_20160726130258.pdf" xlink:type="simple">PDF</text:a></text:p>
          </table:table-cell>
          <table:table-cell table:style-name="ce7" office:value-type="string" calcext:value-type="string">
            <text:p><text:a xlink:href="../../../../../C:/Users/Centrodeestudiosabie/Desktop/Entrega%20del%20Depto.%20de%20VINCULACIÓN/Alicia%20Isabel%20Hernandez%20Palma/Empresas/Oxxo%20Cedis/Facturas%20de%20OXXO%20CEDIS%203RA%20G/CCE070517DV3_A_145_Factura_20160726130258.pdf" xlink:type="simple">XML</text:a></text:p>
          </table:table-cell>
          <table:covered-table-cell/>
          <table:table-cell table:number-columns-repeated="1016"/>
        </table:table-row>
        <table:table-row table:style-name="ro5">
          <table:table-cell table:style-name="ce7" office:value-type="string" calcext:value-type="string">
            <text:p>A183</text:p>
          </table:table-cell>
          <table:table-cell table:style-name="ce12" office:value-type="date" office:date-value="2016-12-12" calcext:value-type="date">
            <text:p>12/12/16</text:p>
          </table:table-cell>
          <table:table-cell table:style-name="ce13" office:value-type="string" calcext:value-type="string">
            <text:p>3ra Colegiatura 19 de Agosto al 19 de Septiembre <text:s/>(3 de 8)</text:p>
          </table:table-cell>
          <table:table-cell table:style-name="ce21" office:value-type="currency" office:currency="MXN" office:value="10560" calcext:value-type="currency">
            <text:p>$10,560.00</text:p>
          </table:table-cell>
          <table:table-cell table:style-name="ce22" office:value-type="date" office:date-value="2016-12-19" calcext:value-type="date">
            <text:p>19/12/16</text:p>
          </table:table-cell>
          <table:table-cell table:style-name="ce7" office:value-type="string" calcext:value-type="string">
            <text:p><text:a xlink:href="../../../../../C:/Users/Centrodeestudiosabie/Desktop/Entrega%20del%20Depto.%20de%20VINCULACIÓN/Alicia%20Isabel%20Hernandez%20Palma/Empresas/Oxxo%20Cedis/Facturas%20de%20OXXO%20CEDIS%203RA%20G/CCE070517DV3_A_183_Factura_20161212120711.pdf" xlink:type="simple">PDF</text:a></text:p>
          </table:table-cell>
          <table:table-cell table:style-name="ce7" office:value-type="string" calcext:value-type="string">
            <text:p><text:a xlink:href="../../../../../C:/Users/Centrodeestudiosabie/Desktop/Entrega%20del%20Depto.%20de%20VINCULACIÓN/Alicia%20Isabel%20Hernandez%20Palma/Empresas/Oxxo%20Cedis/Facturas%20de%20OXXO%20CEDIS%203RA%20G/CCE070517DV3_A_183_Factura_20161212120711.xml" xlink:type="simple">XML</text:a></text:p>
          </table:table-cell>
          <table:covered-table-cell/>
          <table:table-cell table:number-columns-repeated="1016"/>
        </table:table-row>
        <table:table-row table:style-name="ro5">
          <table:table-cell table:style-name="ce7" office:value-type="string" calcext:value-type="string">
            <text:p>A184</text:p>
          </table:table-cell>
          <table:table-cell table:style-name="ce12" office:value-type="date" office:date-value="2016-12-12" calcext:value-type="date">
            <text:p>12/12/16</text:p>
          </table:table-cell>
          <table:table-cell table:style-name="ce13" office:value-type="string" calcext:value-type="string">
            <text:p>4ta Colegiatura 19 de Septiembre al 19 de Octubre <text:s/>(4 de 8) Apoyo de área C. Histórico Social al alumno Jorge Alberto Loza Terrones</text:p>
          </table:table-cell>
          <table:table-cell table:style-name="ce21" office:value-type="currency" office:currency="MXN" office:value="11520" calcext:value-type="currency">
            <text:p>$11,520.00</text:p>
          </table:table-cell>
          <table:table-cell table:style-name="ce22" office:value-type="date" office:date-value="2016-12-19" calcext:value-type="date">
            <text:p>19/12/16</text:p>
          </table:table-cell>
          <table:table-cell table:style-name="ce42" office:value-type="string" calcext:value-type="string">
            <text:p><text:a xlink:href="../../../../../C:/Users/Centrodeestudiosabie/Desktop/Entrega%20del%20Depto.%20de%20VINCULACIÓN/Alicia%20Isabel%20Hernandez%20Palma/Empresas/Oxxo%20Cedis/Facturas%20de%20OXXO%20CEDIS%203RA%20G/CCE070517DV3_A_184_Factura_20161212121931.pdf" xlink:type="simple">PDF</text:a></text:p>
          </table:table-cell>
          <table:table-cell table:style-name="ce7" office:value-type="string" calcext:value-type="string">
            <text:p><text:a xlink:href="../../../../../C:/Users/Centrodeestudiosabie/Desktop/Entrega%20del%20Depto.%20de%20VINCULACIÓN/Alicia%20Isabel%20Hernandez%20Palma/Empresas/Oxxo%20Cedis/Facturas%20de%20OXXO%20CEDIS%203RA%20G/CCE070517DV3_A_184_Factura_20161212121931.xml" xlink:type="simple">XML</text:a></text:p>
          </table:table-cell>
          <table:covered-table-cell/>
          <table:table-cell table:number-columns-repeated="1016"/>
        </table:table-row>
        <table:table-row table:style-name="ro5">
          <table:table-cell table:style-name="ce7" office:value-type="string" calcext:value-type="string">
            <text:p>A168</text:p>
          </table:table-cell>
          <table:table-cell table:style-name="ce12" office:value-type="date" office:date-value="2016-10-22" calcext:value-type="date">
            <text:p>22/10/16</text:p>
          </table:table-cell>
          <table:table-cell table:style-name="ce13" office:value-type="string" calcext:value-type="string">
            <text:p>5ta Colegiatura 19 de Octubre al 19 de Noviembre <text:s/>(5 de 8)</text:p>
          </table:table-cell>
          <table:table-cell table:style-name="ce21" office:value-type="currency" office:currency="MXN" office:value="7920" calcext:value-type="currency">
            <text:p>$7,920.00</text:p>
          </table:table-cell>
          <table:table-cell table:style-name="ce12" office:value-type="date" office:date-value="2016-10-31" calcext:value-type="date">
            <text:p>31/10/16</text:p>
          </table:table-cell>
          <table:table-cell table:style-name="ce7" office:value-type="string" calcext:value-type="string">
            <text:p><text:a xlink:href="../../../../../C:/Users/Centrodeestudiosabie/Desktop/Entrega%20del%20Depto.%20de%20VINCULACIÓN/Alicia%20Isabel%20Hernandez%20Palma/Empresas/Oxxo%20Cedis/Facturas%20de%20OXXO%20CEDIS%203RA%20G/CCE070517DV3_A_168_Factura_20161022142159.pdf" xlink:type="simple">PDF</text:a></text:p>
          </table:table-cell>
          <table:table-cell table:style-name="ce7" office:value-type="string" calcext:value-type="string">
            <text:p><text:a xlink:href="../../../../../C:/Users/Centrodeestudiosabie/Desktop/Entrega%20del%20Depto.%20de%20VINCULACIÓN/Alicia%20Isabel%20Hernandez%20Palma/Empresas/Oxxo%20Cedis/Facturas%20de%20OXXO%20CEDIS%203RA%20G/Acuse_CCE070517DV3_A_168_Factura_20161022142159.xml" xlink:type="simple">XML</text:a></text:p>
          </table:table-cell>
          <table:covered-table-cell/>
          <table:table-cell table:number-columns-repeated="1016"/>
        </table:table-row>
        <table:table-row table:style-name="ro5">
          <table:table-cell table:style-name="ce7" office:value-type="string" calcext:value-type="string">
            <text:p>A185</text:p>
          </table:table-cell>
          <table:table-cell table:style-name="ce12" office:value-type="date" office:date-value="2016-12-12" calcext:value-type="date">
            <text:p>12/12/16</text:p>
          </table:table-cell>
          <table:table-cell table:style-name="ce13" office:value-type="string" calcext:value-type="string">
            <text:p>6ta Colegiatura 19 de Noviembre al 19 de Diciembre <text:s/>(6 de 8)</text:p>
          </table:table-cell>
          <table:table-cell table:style-name="ce21" office:value-type="currency" office:currency="MXN" office:value="7920" calcext:value-type="currency">
            <text:p>$7,920.00</text:p>
          </table:table-cell>
          <table:table-cell table:style-name="ce22" office:value-type="date" office:date-value="2016-12-19" calcext:value-type="date">
            <text:p>19/12/16</text:p>
          </table:table-cell>
          <table:table-cell table:style-name="ce7" office:value-type="string" calcext:value-type="string">
            <text:p><text:a xlink:href="../../../../../C:/Users/Centrodeestudiosabie/Desktop/Entrega%20del%20Depto.%20de%20VINCULACIÓN/Alicia%20Isabel%20Hernandez%20Palma/Empresas/Oxxo%20Cedis/Facturas%20de%20OXXO%20CEDIS%203RA%20G/CCE070517DV3_A_185_Factura_20161212122715.pdf" xlink:type="simple">PDF</text:a></text:p>
          </table:table-cell>
          <table:table-cell table:style-name="ce7" office:value-type="string" calcext:value-type="string">
            <text:p><text:a xlink:href="../../../../../C:/Users/Centrodeestudiosabie/Desktop/Entrega%20del%20Depto.%20de%20VINCULACIÓN/Alicia%20Isabel%20Hernandez%20Palma/Empresas/Oxxo%20Cedis/Facturas%20de%20OXXO%20CEDIS%203RA%20G/CCE070517DV3_A_185_Factura_20161212122715.xml" xlink:type="simple">XML</text:a></text:p>
          </table:table-cell>
          <table:covered-table-cell/>
          <table:table-cell table:number-columns-repeated="1016"/>
        </table:table-row>
        <table:table-row table:style-name="ro5">
          <table:table-cell table:style-name="ce7" office:value-type="string" calcext:value-type="string">
            <text:p>A182</text:p>
          </table:table-cell>
          <table:table-cell table:style-name="ce12" office:value-type="date" office:date-value="2016-12-19" calcext:value-type="date">
            <text:p>19/12/16</text:p>
          </table:table-cell>
          <table:table-cell table:style-name="ce13" office:value-type="string" calcext:value-type="string">
            <text:p>7ma Colegiatura 19 de Diciembre al 19 de Enero <text:s/>(7 de 8)</text:p>
          </table:table-cell>
          <table:table-cell table:style-name="ce21" office:value-type="currency" office:currency="MXN" office:value="7920" calcext:value-type="currency">
            <text:p>$7,920.00</text:p>
          </table:table-cell>
          <table:table-cell table:style-name="ce12" office:value-type="date" office:date-value="2016-12-19" calcext:value-type="date">
            <text:p>19/12/16</text:p>
          </table:table-cell>
          <table:table-cell table:style-name="ce7" office:value-type="string" calcext:value-type="string">
            <text:p><text:a xlink:href="../../../../../C:/Users/Centrodeestudiosabie/Desktop/Entrega%20del%20Depto.%20de%20VINCULACIÓN/Alicia%20Isabel%20Hernandez%20Palma/Empresas/Oxxo%20Cedis/Facturas%20de%20OXXO%20CEDIS%203RA%20G/CCE070517DV3_A_182_Factura_20161207105224.pdf" xlink:type="simple">PDF</text:a></text:p>
          </table:table-cell>
          <table:table-cell table:style-name="ce7" office:value-type="string" calcext:value-type="string">
            <text:p><text:a xlink:href="../../../../../C:/Users/Centrodeestudiosabie/Desktop/Entrega%20del%20Depto.%20de%20VINCULACIÓN/Alicia%20Isabel%20Hernandez%20Palma/Empresas/Oxxo%20Cedis/Facturas%20de%20OXXO%20CEDIS%203RA%20G/CCE070517DV3_A_182_Factura_20161207105224.xml" xlink:type="simple">XML</text:a></text:p>
          </table:table-cell>
          <table:covered-table-cell/>
          <table:table-cell table:number-columns-repeated="1016"/>
        </table:table-row>
        <table:table-row table:style-name="ro5">
          <table:table-cell table:style-name="ce7" office:value-type="string" calcext:value-type="string">
            <text:p>A188</text:p>
          </table:table-cell>
          <table:table-cell table:style-name="ce12" office:value-type="date" office:date-value="2017-01-17" calcext:value-type="date">
            <text:p>17/01/17</text:p>
          </table:table-cell>
          <table:table-cell table:style-name="ce13" office:value-type="string" calcext:value-type="string">
            <text:p>Se genero nuevamente ( Cancelada )</text:p>
          </table:table-cell>
          <table:table-cell table:style-name="ce21" office:value-type="currency" office:currency="MXN" office:value="7920" calcext:value-type="currency">
            <text:p>$7,920.00</text:p>
          </table:table-cell>
          <table:table-cell table:style-name="ce7"/>
          <table:table-cell table:style-name="ce7" office:value-type="string" calcext:value-type="string">
            <text:p><text:a xlink:href="../Entrega-Oxxo-CEDIS-3G/CCE070517DV3_A_188_FAC_20170117_42CA7F42-F3C5-4A0C-A775-26F04C58D96F(2).pdf" xlink:type="simple">PDF</text:a></text:p>
          </table:table-cell>
          <table:table-cell table:style-name="ce7" office:value-type="string" calcext:value-type="string">
            <text:p><text:a xlink:href="../Entrega-Oxxo-CEDIS-3G/CCE070517DV3_A_188_FAC_20170117_42ca7f42-f3c5-4a0c-a775-26f04c58d96f.xml" xlink:type="simple">XML</text:a></text:p>
          </table:table-cell>
          <table:covered-table-cell/>
          <table:table-cell table:number-columns-repeated="1016"/>
        </table:table-row>
        <table:table-row table:style-name="ro5">
          <table:table-cell table:style-name="ce7" office:value-type="string" calcext:value-type="string">
            <text:p>A189</text:p>
          </table:table-cell>
          <table:table-cell table:style-name="ce12" office:value-type="date" office:date-value="2017-01-25" calcext:value-type="date">
            <text:p>25/01/17</text:p>
          </table:table-cell>
          <table:table-cell table:style-name="ce13" office:value-type="string" calcext:value-type="string">
            <text:p>Se genero nuevamente ( Cancelada )</text:p>
          </table:table-cell>
          <table:table-cell table:style-name="ce21" office:value-type="currency" office:currency="MXN" office:value="7920" calcext:value-type="currency">
            <text:p>$7,920.00</text:p>
          </table:table-cell>
          <table:table-cell table:style-name="ce7"/>
          <table:table-cell table:style-name="ce7" office:value-type="string" calcext:value-type="string">
            <text:p><text:a xlink:href="../Entrega-Oxxo-CEDIS-3G/CCE070517DV3_A_189_FAC_20170125_611F4253-6D8A-4EE3-9C46-A49D8A25AABB(2).pdf" xlink:type="simple">PDF</text:a></text:p>
          </table:table-cell>
          <table:table-cell table:style-name="ce7" office:value-type="string" calcext:value-type="string">
            <text:p><text:a xlink:href="../Entrega-Oxxo-CEDIS-3G/CCE070517DV3_A_189_FAC_20170125_611f4253-6d8a-4ee3-9c46-a49d8a25aabb.xml" xlink:type="simple">XML</text:a></text:p>
          </table:table-cell>
          <table:covered-table-cell/>
          <table:table-cell table:number-columns-repeated="1016"/>
        </table:table-row>
        <table:table-row table:style-name="ro5">
          <table:table-cell table:style-name="ce7" office:value-type="string" calcext:value-type="string">
            <text:p>A190</text:p>
          </table:table-cell>
          <table:table-cell table:style-name="ce12" office:value-type="date" office:date-value="2017-02-13" calcext:value-type="date">
            <text:p>13/02/17</text:p>
          </table:table-cell>
          <table:table-cell table:style-name="ce13" office:value-type="string" calcext:value-type="string">
            <text:p>Examen global </text:p>
          </table:table-cell>
          <table:table-cell table:style-name="ce21" office:value-type="currency" office:currency="MXN" office:value="13650" calcext:value-type="currency">
            <text:p>$13,650.00</text:p>
          </table:table-cell>
          <table:table-cell table:style-name="ce12" office:value-type="date" office:date-value="2017-02-27" calcext:value-type="date">
            <text:p>27/02/17</text:p>
          </table:table-cell>
          <table:table-cell table:style-name="ce7" office:value-type="string" calcext:value-type="string">
            <text:p><text:a xlink:href="../../../../../C:/Users/Centrodeestudiosabie/Desktop/CCE070517DV3_A_190_Factura_20170213111146.pdf" xlink:type="simple">PDF</text:a></text:p>
          </table:table-cell>
          <table:table-cell table:style-name="ce7" office:value-type="string" calcext:value-type="string">
            <text:p><text:a xlink:href="../../../../../C:/Users/Centrodeestudiosabie/Desktop/CCE070517DV3_A_190_Factura_20170213111146.xml" xlink:type="simple">XML</text:a></text:p>
          </table:table-cell>
          <table:covered-table-cell/>
          <table:table-cell table:number-columns-repeated="1016"/>
        </table:table-row>
        <table:table-row table:style-name="ro5">
          <table:table-cell table:style-name="ce7" office:value-type="string" calcext:value-type="string">
            <text:p>A193</text:p>
          </table:table-cell>
          <table:table-cell table:style-name="ce12" office:value-type="date" office:date-value="2017-03-17" calcext:value-type="date">
            <text:p>17/03/17</text:p>
          </table:table-cell>
          <table:table-cell table:style-name="ce13" office:value-type="string" calcext:value-type="string">
            <text:p>8va Colegiatura 19 Enero al 19 de Febrero <text:s/>(8 de 8)</text:p>
          </table:table-cell>
          <table:table-cell table:style-name="ce21" office:value-type="currency" office:currency="MXN" office:value="7920" calcext:value-type="currency">
            <text:p>$7,920.00</text:p>
          </table:table-cell>
          <table:table-cell table:style-name="ce12" office:value-type="date" office:date-value="2017-04-04" calcext:value-type="date">
            <text:p>04/04/17</text:p>
          </table:table-cell>
          <table:table-cell table:style-name="ce7" office:value-type="string" calcext:value-type="string">
            <text:p><text:a xlink:href="../Entrega-Oxxo-CEDIS-3G/CCE070517DV3_A_193_FAC_20170317_1FE718A0-81E7-4B8F-AABA-1523FF840C23.pdf" xlink:type="simple">PDF</text:a></text:p>
          </table:table-cell>
          <table:table-cell table:style-name="ce7" office:value-type="string" calcext:value-type="string">
            <text:p><text:a xlink:href="../Entrega-Oxxo-CEDIS-3G/CCE070517DV3_A_193_FAC_20170317_1fe718a0-81e7-4b8f-aaba-1523ff840c23.xml" xlink:type="simple">XML</text:a></text:p>
          </table:table-cell>
          <table:covered-table-cell/>
          <table:table-cell table:number-columns-repeated="1016"/>
        </table:table-row>
        <table:table-row table:style-name="ro5">
          <table:table-cell table:style-name="ce7"/>
          <table:table-cell table:style-name="ce12"/>
          <table:table-cell table:style-name="ce13"/>
          <table:table-cell table:style-name="ce21"/>
          <table:table-cell table:style-name="ce12"/>
          <table:table-cell table:style-name="ce7" table:number-columns-repeated="2"/>
          <table:covered-table-cell/>
          <table:table-cell table:number-columns-repeated="1016"/>
        </table:table-row>
        <table:table-row table:style-name="ro5">
          <table:table-cell table:number-columns-repeated="2"/>
          <table:table-cell table:style-name="ce17" office:value-type="string" calcext:value-type="string">
            <text:p>PRESENTACIÓN DE EXÁMENES DOMINGO MARZO 2017.</text:p>
          </table:table-cell>
          <table:table-cell table:number-columns-repeated="4"/>
          <table:covered-table-cell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7" table:number-rows-spanned="1">
            <text:p>OXXO CEDIS 3G</text:p>
          </table:table-cell>
          <table:covered-table-cell table:number-columns-repeated="3" table:style-name="ce8"/>
          <table:covered-table-cell table:style-name="ce54"/>
          <table:covered-table-cell table:number-columns-repeated="2" table:style-name="ce8"/>
          <table:covered-table-cell/>
          <table:table-cell table:number-columns-repeated="1016"/>
        </table:table-row>
        <table:table-row table:style-name="ro10">
          <table:table-cell table:style-name="ce2" office:value-type="string" calcext:value-type="string">
            <text:p>N.º DE FACTURA</text:p>
          </table:table-cell>
          <table:table-cell table:style-name="ce2" office:value-type="string" calcext:value-type="string">
            <text:p>FECHA DE EXPEDICIÓN </text:p>
          </table:table-cell>
          <table:table-cell table:style-name="ce2" office:value-type="string" calcext:value-type="string">
            <text:p>CONCEPTO</text:p>
          </table:table-cell>
          <table:table-cell table:style-name="ce2" office:value-type="string" calcext:value-type="string">
            <text:p>MONTO</text:p>
          </table:table-cell>
          <table:table-cell table:style-name="ce2" office:value-type="string" calcext:value-type="string">
            <text:p>FECHA DE PAGO</text:p>
          </table:table-cell>
          <table:table-cell table:style-name="ce2" office:value-type="string" calcext:value-type="string">
            <text:p>ARCHIVO PDF </text:p>
          </table:table-cell>
          <table:table-cell table:style-name="ce2" office:value-type="string" calcext:value-type="string">
            <text:p>ARCHIVO XML </text:p>
          </table:table-cell>
          <table:covered-table-cell table:style-name="ce60"/>
          <table:table-cell table:number-columns-repeated="1016"/>
        </table:table-row>
        <table:table-row table:style-name="ro5">
          <table:table-cell table:style-name="ce7" office:value-type="string" calcext:value-type="string">
            <text:p>A146</text:p>
          </table:table-cell>
          <table:table-cell table:style-name="ce12" office:value-type="date" office:date-value="2016-07-26" calcext:value-type="date">
            <text:p>26/07/16</text:p>
          </table:table-cell>
          <table:table-cell table:style-name="ce18" office:value-type="string" calcext:value-type="string">
            <text:p>Acto Académico</text:p>
          </table:table-cell>
          <table:table-cell table:style-name="ce21" office:value-type="currency" office:currency="MXN" office:value="4250" calcext:value-type="currency">
            <text:p>$4,250.00</text:p>
          </table:table-cell>
          <table:table-cell table:style-name="ce12" office:value-type="date" office:date-value="2016-08-04" calcext:value-type="date">
            <text:p>04/08/16</text:p>
          </table:table-cell>
          <table:table-cell table:style-name="ce7" office:value-type="string" calcext:value-type="string">
            <text:p><text:a xlink:href="../../../../../C:/Users/Centrodeestudiosabie/Desktop/Entrega%20del%20Depto.%20de%20VINCULACIÓN/Alicia%20Isabel%20Hernandez%20Palma/Empresas/Oxxo%20Cedis/Facturas%20de%20OXXO%20CEDIS%203RA%20G/CCE070517DV3_A_146_Factura_20160726132459.pdf" xlink:type="simple">PDF</text:a></text:p>
          </table:table-cell>
          <table:table-cell table:style-name="ce7" office:value-type="string" calcext:value-type="string">
            <text:p><text:a xlink:href="../../../../../C:/Users/Centrodeestudiosabie/Desktop/Entrega%20del%20Depto.%20de%20VINCULACIÓN/Alicia%20Isabel%20Hernandez%20Palma/Empresas/Oxxo%20Cedis/Facturas%20de%20OXXO%20CEDIS%203RA%20G/Acuse_CCE070517DV3_A_146_Factura_20160726132459.xml" xlink:type="simple">XML</text:a></text:p>
          </table:table-cell>
          <table:covered-table-cell/>
          <table:table-cell table:number-columns-repeated="1016"/>
        </table:table-row>
        <table:table-row table:style-name="ro5" table:number-rows-repeated="22">
          <table:table-cell table:number-columns-repeated="1024"/>
        </table:table-row>
        <table:table-row table:style-name="ro5" table:number-rows-repeated="2">
          <table:table-cell table:number-columns-repeated="3"/>
          <table:table-cell table:style-name="ce42"/>
          <table:table-cell/>
          <table:table-cell table:style-name="ce42" table:number-columns-repeated="2"/>
          <table:table-cell table:number-columns-repeated="1017"/>
        </table:table-row>
        <table:table-row table:style-name="ro5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5" table:number-rows-repeated="7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5" table:number-rows-repeated="10485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otas Caborca S.A. de C.V.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default-cell-style-name="ce78"/>
        <table:table-column table:style-name="co31" table:default-cell-style-name="Default"/>
        <table:table-column table:style-name="co32" table:number-columns-repeated="2" table:default-cell-style-name="Default"/>
        <table:table-column table:style-name="co33" table:default-cell-style-name="ce78"/>
        <table:table-column table:style-name="co4" table:number-columns-repeated="1015" table:default-cell-style-name="Default"/>
        <table:table-row table:style-name="ro12">
          <table:table-cell table:style-name="ce61" office:value-type="string" calcext:value-type="string" table:number-columns-spanned="8" table:number-rows-spanned="1">
            <text:p>BOTAS CABORCA <text:s text:c="2"/>(REFERENCIA: 4945)</text:p>
          </table:table-cell>
          <table:covered-table-cell table:number-columns-repeated="2" table:style-name="ce66"/>
          <table:covered-table-cell table:style-name="ce73"/>
          <table:covered-table-cell table:number-columns-repeated="3" table:style-name="ce66"/>
          <table:covered-table-cell table:style-name="ce86"/>
          <table:table-cell table:style-name="ce93" table:number-columns-repeated="1012"/>
          <table:table-cell table:number-columns-repeated="3"/>
        </table:table-row>
        <table:table-row table:style-name="ro2">
          <table:table-cell table:style-name="ce62" office:value-type="string" calcext:value-type="string">
            <text:p>FACTURA</text:p>
          </table:table-cell>
          <table:table-cell table:style-name="ce62" office:value-type="string" calcext:value-type="string">
            <text:p>EXPEDICIÓN</text:p>
          </table:table-cell>
          <table:table-cell table:style-name="ce62" office:value-type="string" calcext:value-type="string">
            <text:p>CONCEPTO</text:p>
          </table:table-cell>
          <table:table-cell table:style-name="ce74" office:value-type="string" calcext:value-type="string">
            <text:p>MONTO</text:p>
          </table:table-cell>
          <table:table-cell table:style-name="ce62" office:value-type="string" calcext:value-type="string">
            <text:p>FECHA DE PAGO</text:p>
          </table:table-cell>
          <table:table-cell table:style-name="ce62" office:value-type="string" calcext:value-type="string">
            <text:p>PDF </text:p>
          </table:table-cell>
          <table:table-cell table:style-name="ce62" office:value-type="string" calcext:value-type="string">
            <text:p>XML </text:p>
          </table:table-cell>
          <table:table-cell table:style-name="ce87" office:value-type="string" calcext:value-type="string">
            <text:p>ESTATUS</text:p>
          </table:table-cell>
          <table:table-cell table:style-name="ce93" table:number-columns-repeated="1012"/>
          <table:table-cell table:number-columns-repeated="3"/>
        </table:table-row>
        <table:table-row table:style-name="ro5">
          <table:table-cell table:style-name="ce63" office:value-type="float" office:value="199" calcext:value-type="float">
            <text:p>199</text:p>
          </table:table-cell>
          <table:table-cell table:style-name="ce67" office:value-type="date" office:date-value="2017-04-06" calcext:value-type="date">
            <text:p>06/04/17</text:p>
          </table:table-cell>
          <table:table-cell table:style-name="ce70" office:value-type="string" calcext:value-type="string">
            <text:p>FACTURA CANCELADA</text:p>
          </table:table-cell>
          <table:table-cell table:style-name="ce75" office:value-type="currency" office:currency="MXN" office:value="21120" calcext:value-type="currency">
            <text:p>$21,120.00</text:p>
          </table:table-cell>
          <table:table-cell table:style-name="ce79"/>
          <table:table-cell table:style-name="ce84" office:value-type="string" calcext:value-type="string">
            <text:p><text:a xlink:href="../../BOTAS%20CABORCA%20-SEGUIMIENTO-/Facturas/ceab-cancelada-21120pesos-06abril2017-CCE070517DV3_A_199_Factura_20170406164640.pdf" xlink:type="simple">PDF</text:a></text:p>
          </table:table-cell>
          <table:table-cell table:style-name="ce84" office:value-type="string" calcext:value-type="string">
            <text:p><text:a xlink:href="../../BOTAS%20CABORCA%20-SEGUIMIENTO-/Facturas/ceab-cancelada-21120pesos-06abril2017-CCE070517DV3_A_199_Factura_20170406164640.xml" xlink:type="simple">XML</text:a></text:p>
          </table:table-cell>
          <table:table-cell table:style-name="ce88" office:value-type="string" calcext:value-type="string">
            <text:p>CANCELADA</text:p>
          </table:table-cell>
          <table:table-cell table:number-columns-repeated="1015"/>
        </table:table-row>
        <table:table-row table:style-name="ro5">
          <table:table-cell table:style-name="ce64" office:value-type="float" office:value="200" calcext:value-type="float">
            <text:p>200</text:p>
          </table:table-cell>
          <table:table-cell table:style-name="ce68" office:value-type="date" office:date-value="2017-04-11" calcext:value-type="date">
            <text:p>11/04/17</text:p>
          </table:table-cell>
          <table:table-cell table:style-name="ce71" office:value-type="string" calcext:value-type="string">
            <text:p>Factura 1 de 8 / 1° Mensualidad 32 colegiaturas 1 beca</text:p>
          </table:table-cell>
          <table:table-cell table:style-name="ce76" office:value-type="currency" office:currency="MXN" office:value="21120" calcext:value-type="currency">
            <text:p>$21,120.00</text:p>
          </table:table-cell>
          <table:table-cell table:style-name="ce80" office:value-type="date" office:date-value="2017-04-24" calcext:value-type="date">
            <text:p>24/04/17</text:p>
          </table:table-cell>
          <table:table-cell table:style-name="ce85" office:value-type="string" calcext:value-type="string">
            <text:p><text:a xlink:href="../../BOTAS%20CABORCA%20-SEGUIMIENTO-/Facturas/ceab-21120pesos-11abril2017-CCE070517DV3_A_200_Factura_20170411163447.pdf" xlink:type="simple">PDF</text:a></text:p>
          </table:table-cell>
          <table:table-cell table:style-name="ce85" office:value-type="string" calcext:value-type="string">
            <text:p><text:a xlink:href="../../BOTAS%20CABORCA%20-SEGUIMIENTO-/Facturas/ceab-21120pesos-11abril2017-CCE070517DV3_A_200_Factura_20170411163447.xml" xlink:type="simple">XML</text:a></text:p>
          </table:table-cell>
          <table:table-cell table:style-name="ce89" office:value-type="string" calcext:value-type="string">
            <text:p>PAGADA</text:p>
          </table:table-cell>
          <table:table-cell table:number-columns-repeated="1015"/>
        </table:table-row>
        <table:table-row table:style-name="ro5">
          <table:table-cell table:style-name="ce64" office:value-type="float" office:value="203" calcext:value-type="float">
            <text:p>203</text:p>
          </table:table-cell>
          <table:table-cell table:style-name="ce68" office:value-type="date" office:date-value="2017-05-03" calcext:value-type="date">
            <text:p>03/05/17</text:p>
          </table:table-cell>
          <table:table-cell table:style-name="ce71" office:value-type="string" calcext:value-type="string">
            <text:p>Factura 2 de 8 / 2° Mensualidad 30 colegiaturas 1 beca</text:p>
          </table:table-cell>
          <table:table-cell table:style-name="ce76" office:value-type="currency" office:currency="MXN" office:value="19800" calcext:value-type="currency">
            <text:p>$19,800.00</text:p>
          </table:table-cell>
          <table:table-cell table:style-name="ce80" office:value-type="date" office:date-value="2017-05-12" calcext:value-type="date">
            <text:p>12/05/17</text:p>
          </table:table-cell>
          <table:table-cell table:style-name="ce85" office:value-type="string" calcext:value-type="string">
            <text:p><text:a xlink:href="../../BOTAS%20CABORCA%20-SEGUIMIENTO-/Facturas/ceab-19800pesos-3mayo2017-CCE070517DV3_A_203_Factura_20170503155110.pdf" xlink:type="simple">PDF</text:a></text:p>
          </table:table-cell>
          <table:table-cell table:style-name="ce85" office:value-type="string" calcext:value-type="string">
            <text:p><text:a xlink:href="../../BOTAS%20CABORCA%20-SEGUIMIENTO-/Facturas/ceab-19800pesos-3mayo2017-CCE070517DV3_A_203_Factura_20170503155110.xml" xlink:type="simple">XML</text:a></text:p>
          </table:table-cell>
          <table:table-cell table:style-name="ce89" office:value-type="string" calcext:value-type="string">
            <text:p>PAGADA</text:p>
          </table:table-cell>
          <table:table-cell table:number-columns-repeated="1015"/>
        </table:table-row>
        <table:table-row table:style-name="ro5">
          <table:table-cell table:style-name="ce28"/>
          <table:table-cell table:style-name="ce29" office:value-type="date" office:date-value="2017-06-01" calcext:value-type="date">
            <text:p>01/06/17</text:p>
          </table:table-cell>
          <table:table-cell table:style-name="ce13" office:value-type="string" calcext:value-type="string">
            <text:p>Factura 3 de 8 / 3° Mensualidad 30 colegiaturas 1 beca</text:p>
          </table:table-cell>
          <table:table-cell table:style-name="ce77" office:value-type="currency" office:currency="MXN" office:value="19800" calcext:value-type="currency">
            <text:p>$19,800.00</text:p>
          </table:table-cell>
          <table:table-cell table:style-name="ce81"/>
          <table:table-cell table:style-name="ce28" table:number-columns-repeated="2"/>
          <table:table-cell table:style-name="ce90"/>
          <table:table-cell table:number-columns-repeated="1015"/>
        </table:table-row>
        <table:table-row table:style-name="ro5">
          <table:table-cell table:style-name="ce28"/>
          <table:table-cell table:style-name="ce9" office:value-type="date" office:date-value="2017-07-01" calcext:value-type="date">
            <text:p>01/07/17</text:p>
          </table:table-cell>
          <table:table-cell table:style-name="ce13" office:value-type="string" calcext:value-type="string">
            <text:p>Factura 4 de 8 / 4° Mensualidad 30 colegiaturas 1 beca</text:p>
          </table:table-cell>
          <table:table-cell table:style-name="ce77" office:value-type="currency" office:currency="MXN" office:value="19800" calcext:value-type="currency">
            <text:p>$19,800.00</text:p>
          </table:table-cell>
          <table:table-cell table:style-name="ce82"/>
          <table:table-cell table:style-name="ce28" table:number-columns-repeated="2"/>
          <table:table-cell table:style-name="ce90"/>
          <table:table-cell table:number-columns-repeated="1015"/>
        </table:table-row>
        <table:table-row table:style-name="ro5">
          <table:table-cell table:style-name="ce41"/>
          <table:table-cell table:style-name="ce9" office:value-type="date" office:date-value="2017-08-01" calcext:value-type="date">
            <text:p>01/08/17</text:p>
          </table:table-cell>
          <table:table-cell table:style-name="ce13" office:value-type="string" calcext:value-type="string">
            <text:p>Factura 5 de 8 / 5° Mensualidad 30 colegiaturas 1 beca</text:p>
          </table:table-cell>
          <table:table-cell table:style-name="ce77" office:value-type="currency" office:currency="MXN" office:value="19800" calcext:value-type="currency">
            <text:p>$19,800.00</text:p>
          </table:table-cell>
          <table:table-cell table:style-name="ce82"/>
          <table:table-cell table:style-name="ce81" table:number-columns-repeated="2"/>
          <table:table-cell table:style-name="ce91"/>
          <table:table-cell table:style-name="ce57" table:number-columns-repeated="1015"/>
        </table:table-row>
        <table:table-row table:style-name="ro5">
          <table:table-cell table:style-name="ce28"/>
          <table:table-cell table:style-name="ce29" office:value-type="date" office:date-value="2017-09-01" calcext:value-type="date">
            <text:p>01/09/17</text:p>
          </table:table-cell>
          <table:table-cell table:style-name="ce13" office:value-type="string" calcext:value-type="string">
            <text:p>Factura 6 de 8 / 6° Mensualidad 30 colegiaturas 1 beca</text:p>
          </table:table-cell>
          <table:table-cell table:style-name="ce77" office:value-type="currency" office:currency="MXN" office:value="19800" calcext:value-type="currency">
            <text:p>$19,800.00</text:p>
          </table:table-cell>
          <table:table-cell table:style-name="ce81"/>
          <table:table-cell table:style-name="ce28" table:number-columns-repeated="2"/>
          <table:table-cell table:style-name="ce90"/>
          <table:table-cell table:number-columns-repeated="1015"/>
        </table:table-row>
        <table:table-row table:style-name="ro5">
          <table:table-cell table:style-name="ce28"/>
          <table:table-cell table:style-name="ce9" office:value-type="date" office:date-value="2017-10-01" calcext:value-type="date">
            <text:p>01/10/17</text:p>
          </table:table-cell>
          <table:table-cell table:style-name="ce13" office:value-type="string" calcext:value-type="string">
            <text:p>Factura 7 de 8 / 7° Mensualidad 30 colegiaturas 1 beca</text:p>
          </table:table-cell>
          <table:table-cell table:style-name="ce77" office:value-type="currency" office:currency="MXN" office:value="19800" calcext:value-type="currency">
            <text:p>$19,800.00</text:p>
          </table:table-cell>
          <table:table-cell table:style-name="ce81"/>
          <table:table-cell table:style-name="ce28" table:number-columns-repeated="2"/>
          <table:table-cell table:style-name="ce90"/>
          <table:table-cell table:number-columns-repeated="1015"/>
        </table:table-row>
        <table:table-row table:style-name="ro5">
          <table:table-cell table:style-name="ce28"/>
          <table:table-cell table:style-name="ce9" office:value-type="date" office:date-value="2017-11-01" calcext:value-type="date">
            <text:p>01/11/17</text:p>
          </table:table-cell>
          <table:table-cell table:style-name="ce13" office:value-type="string" calcext:value-type="string">
            <text:p>Factura 8 de 8 / 8° Mensualidad 30 colegiaturas 1 beca</text:p>
          </table:table-cell>
          <table:table-cell table:style-name="ce77" office:value-type="currency" office:currency="MXN" office:value="19800" calcext:value-type="currency">
            <text:p>$19,800.00</text:p>
          </table:table-cell>
          <table:table-cell table:style-name="ce81"/>
          <table:table-cell table:style-name="ce28" table:number-columns-repeated="2"/>
          <table:table-cell table:style-name="ce90"/>
          <table:table-cell table:number-columns-repeated="1015"/>
        </table:table-row>
        <table:table-row table:style-name="ro5">
          <table:table-cell table:style-name="ce28"/>
          <table:table-cell table:style-name="ce29"/>
          <table:table-cell table:style-name="ce13"/>
          <table:table-cell table:style-name="ce77" office:value-type="currency" office:currency="MXN" office:value="19800" calcext:value-type="currency">
            <text:p>$19,800.00</text:p>
          </table:table-cell>
          <table:table-cell table:style-name="ce81"/>
          <table:table-cell table:style-name="ce28" table:number-columns-repeated="2"/>
          <table:table-cell table:style-name="ce90"/>
          <table:table-cell table:number-columns-repeated="1015"/>
        </table:table-row>
        <table:table-row table:style-name="ro12">
          <table:table-cell table:style-name="ce65" office:value-type="string" calcext:value-type="string" table:number-columns-spanned="8" table:number-rows-spanned="1">
            <text:p>PRESENTACIÓN DE EXAMEN COLBACH DOMINGO 3 DICIEMBRE 2017</text:p>
          </table:table-cell>
          <table:covered-table-cell table:style-name="ce69"/>
          <table:covered-table-cell table:style-name="ce72"/>
          <table:covered-table-cell table:style-name="ce75"/>
          <table:covered-table-cell table:style-name="ce83"/>
          <table:covered-table-cell table:number-columns-repeated="2" table:style-name="ce63"/>
          <table:covered-table-cell table:style-name="ce92"/>
          <table:table-cell table:number-columns-repeated="1015"/>
        </table:table-row>
        <table:table-row table:style-name="ro5" table:number-rows-repeated="1048562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icrosoftSansSerif" svg:font-family="MicrosoftSansSerif" style:font-family-generic="swiss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 style:data-style-name="N2" text:time-value="16:37:55.32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09:50:26.316000000</meta:creation-date>
    <dc:date>2017-05-19T16:39:36.943000000</dc:date>
    <meta:editing-duration>P3DT1H35M26S</meta:editing-duration>
    <meta:editing-cycles>161</meta:editing-cycles>
    <meta:generator>LibreOffice/4.4.4.3$Windows_x86 LibreOffice_project/2c39ebcf046445232b798108aa8a7e7d89552ea8</meta:generator>
    <meta:document-statistic meta:table-count="5" meta:cell-count="612" meta:object-count="0"/>
  </office:meta>
</office:document-meta>
</file>